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'000'000" table:style-name="ta1">
        <table:shapes>
          <draw:frame draw:z-index="0" draw:style-name="gr1" draw:text-style-name="P1" svg:width="6.2988in" svg:height="3.5429in" svg:x="12.398in" svg:y="0.3846in">
            <draw:object draw:notify-on-update-of-ranges="'100''000''000'.J3:'100''000''000'.J3 '100''000''000'.J4:'100''000''000'.J35 '100''000''000'.K3:'100''000''000'.K3 '100''000''000'.K4:'100''000''000'.K35 '100''000''000'.L3:'100''000''000'.L3 '100''000''000'.L4:'100''000''000'.L35 '100''000''000'.M3:'100''000''000'.M3 '100''000''000'.M4:'100''000''000'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3756in" svg:y="6.5961in">
            <draw:object draw:notify-on-update-of-ranges="'100''000''000'.B3:'100''000''000'.B3 '100''000''000'.B4:'100''000''000'.B35 '100''000''000'.C3:'100''000''000'.C3 '100''000''000'.C4:'100''000''000'.C35 '100''000''000'.D3:'100''000''000'.D3 '100''000''000'.D4:'100''000''000'.D35 '100''000''000'.E3:'100''000''000'.E3 '100''000''000'.E4:'100''000''000'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VM STREAM, 100,000,000 elements</text:p>
          </table:table-cell>
          <table:table-cell table:style-name="Default" table:number-columns-repeated="3"/>
          <table:table-cell table:number-columns-repeated="4"/>
          <table:table-cell table:style-name="Default" office:value-type="string" calcext:value-type="string">
            <text:p>DRAM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  <table:table-cell table:number-columns-repeated="4"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6.7" calcext:value-type="float">
            <text:p>5036.7</text:p>
          </table:table-cell>
          <table:table-cell office:value-type="float" office:value="4026.4" calcext:value-type="float">
            <text:p>4026.4</text:p>
          </table:table-cell>
          <table:table-cell office:value-type="float" office:value="5151.3" calcext:value-type="float">
            <text:p>5151.3</text:p>
          </table:table-cell>
          <table:table-cell office:value-type="float" office:value="4956" calcext:value-type="float">
            <text:p>4956.0</text:p>
          </table:table-cell>
          <table:table-cell table:number-columns-repeated="2"/>
          <table:table-cell table:style-name="ce1" table:formula="of:=[.B4]/[.J4]*100" office:value-type="float" office:value="43.1464427977899" calcext:value-type="float">
            <text:p>43.1</text:p>
          </table:table-cell>
          <table:table-cell office:value-type="float" office:value="1" calcext:value-type="float">
            <text:p>1</text:p>
          </table:table-cell>
          <table:table-cell office:value-type="float" office:value="11673.5" calcext:value-type="float">
            <text:p>11673.5</text:p>
          </table:table-cell>
          <table:table-cell office:value-type="float" office:value="12180.6" calcext:value-type="float">
            <text:p>12180.6</text:p>
          </table:table-cell>
          <table:table-cell office:value-type="float" office:value="12799.4" calcext:value-type="float">
            <text:p>12799.4</text:p>
          </table:table-cell>
          <table:table-cell office:value-type="float" office:value="12745.3" calcext:value-type="float">
            <text:p>12745.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70.2" calcext:value-type="float">
            <text:p>11970.2</text:p>
          </table:table-cell>
          <table:table-cell office:value-type="float" office:value="8616.8" calcext:value-type="float">
            <text:p>8616.8</text:p>
          </table:table-cell>
          <table:table-cell office:value-type="float" office:value="10120.7" calcext:value-type="float">
            <text:p>10120.7</text:p>
          </table:table-cell>
          <table:table-cell office:value-type="float" office:value="8515.8" calcext:value-type="float">
            <text:p>8515.8</text:p>
          </table:table-cell>
          <table:table-cell table:number-columns-repeated="2"/>
          <table:table-cell table:style-name="ce1" table:formula="of:=[.B5]/[.J5]*100" office:value-type="float" office:value="52.0554378976391" calcext:value-type="float">
            <text:p>52.1</text:p>
          </table:table-cell>
          <table:table-cell office:value-type="float" office:value="2" calcext:value-type="float">
            <text:p>2</text:p>
          </table:table-cell>
          <table:table-cell office:value-type="float" office:value="22995.1" calcext:value-type="float">
            <text:p>22995.1</text:p>
          </table:table-cell>
          <table:table-cell office:value-type="float" office:value="23892.4" calcext:value-type="float">
            <text:p>23892.4</text:p>
          </table:table-cell>
          <table:table-cell office:value-type="float" office:value="24637.1" calcext:value-type="float">
            <text:p>24637.1</text:p>
          </table:table-cell>
          <table:table-cell office:value-type="float" office:value="24807.8" calcext:value-type="float">
            <text:p>24807.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15.1" calcext:value-type="float">
            <text:p>12715.1</text:p>
          </table:table-cell>
          <table:table-cell office:value-type="float" office:value="8903.4" calcext:value-type="float">
            <text:p>8903.4</text:p>
          </table:table-cell>
          <table:table-cell office:value-type="float" office:value="9972.6" calcext:value-type="float">
            <text:p>9972.6</text:p>
          </table:table-cell>
          <table:table-cell office:value-type="float" office:value="10085" calcext:value-type="float">
            <text:p>10085.0</text:p>
          </table:table-cell>
          <table:table-cell table:number-columns-repeated="2"/>
          <table:table-cell table:style-name="ce1" table:formula="of:=[.B6]/[.J6]*100" office:value-type="float" office:value="37.8934224211665" calcext:value-type="float">
            <text:p>37.9</text:p>
          </table:table-cell>
          <table:table-cell office:value-type="float" office:value="3" calcext:value-type="float">
            <text:p>3</text:p>
          </table:table-cell>
          <table:table-cell office:value-type="float" office:value="33554.9" calcext:value-type="float">
            <text:p>33554.9</text:p>
          </table:table-cell>
          <table:table-cell office:value-type="float" office:value="34206.9" calcext:value-type="float">
            <text:p>34206.9</text:p>
          </table:table-cell>
          <table:table-cell office:value-type="float" office:value="36248.9" calcext:value-type="float">
            <text:p>36248.9</text:p>
          </table:table-cell>
          <table:table-cell office:value-type="float" office:value="36070.7" calcext:value-type="float">
            <text:p>36070.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49.6" calcext:value-type="float">
            <text:p>16349.6</text:p>
          </table:table-cell>
          <table:table-cell office:value-type="float" office:value="11266.2" calcext:value-type="float">
            <text:p>11266.2</text:p>
          </table:table-cell>
          <table:table-cell office:value-type="float" office:value="12922.7" calcext:value-type="float">
            <text:p>12922.7</text:p>
          </table:table-cell>
          <table:table-cell office:value-type="float" office:value="13474.2" calcext:value-type="float">
            <text:p>13474.2</text:p>
          </table:table-cell>
          <table:table-cell table:number-columns-repeated="2"/>
          <table:table-cell table:style-name="ce1" table:formula="of:=[.B7]/[.J7]*100" office:value-type="float" office:value="38.0955931524117" calcext:value-type="float">
            <text:p>38.1</text:p>
          </table:table-cell>
          <table:table-cell office:value-type="float" office:value="4" calcext:value-type="float">
            <text:p>4</text:p>
          </table:table-cell>
          <table:table-cell office:value-type="float" office:value="42917.3" calcext:value-type="float">
            <text:p>42917.3</text:p>
          </table:table-cell>
          <table:table-cell office:value-type="float" office:value="44315" calcext:value-type="float">
            <text:p>44315.0</text:p>
          </table:table-cell>
          <table:table-cell office:value-type="float" office:value="46759" calcext:value-type="float">
            <text:p>46759.0</text:p>
          </table:table-cell>
          <table:table-cell office:value-type="float" office:value="46333.7" calcext:value-type="float">
            <text:p>46333.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35" calcext:value-type="float">
            <text:p>20935.0</text:p>
          </table:table-cell>
          <table:table-cell office:value-type="float" office:value="14924.3" calcext:value-type="float">
            <text:p>14924.3</text:p>
          </table:table-cell>
          <table:table-cell office:value-type="float" office:value="17282.1" calcext:value-type="float">
            <text:p>17282.1</text:p>
          </table:table-cell>
          <table:table-cell office:value-type="float" office:value="18050.7" calcext:value-type="float">
            <text:p>18050.7</text:p>
          </table:table-cell>
          <table:table-cell table:number-columns-repeated="2"/>
          <table:table-cell table:style-name="ce1" table:formula="of:=[.B8]/[.J8]*100" office:value-type="float" office:value="41.6526564387029" calcext:value-type="float">
            <text:p>41.7</text:p>
          </table:table-cell>
          <table:table-cell office:value-type="float" office:value="5" calcext:value-type="float">
            <text:p>5</text:p>
          </table:table-cell>
          <table:table-cell office:value-type="float" office:value="50260.9" calcext:value-type="float">
            <text:p>50260.9</text:p>
          </table:table-cell>
          <table:table-cell office:value-type="float" office:value="50853.1" calcext:value-type="float">
            <text:p>50853.1</text:p>
          </table:table-cell>
          <table:table-cell office:value-type="float" office:value="55574.9" calcext:value-type="float">
            <text:p>55574.9</text:p>
          </table:table-cell>
          <table:table-cell office:value-type="float" office:value="55784.3" calcext:value-type="float">
            <text:p>55784.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19.7" calcext:value-type="float">
            <text:p>23119.7</text:p>
          </table:table-cell>
          <table:table-cell office:value-type="float" office:value="16381.2" calcext:value-type="float">
            <text:p>16381.2</text:p>
          </table:table-cell>
          <table:table-cell office:value-type="float" office:value="18887.2" calcext:value-type="float">
            <text:p>18887.2</text:p>
          </table:table-cell>
          <table:table-cell office:value-type="float" office:value="19859.8" calcext:value-type="float">
            <text:p>19859.8</text:p>
          </table:table-cell>
          <table:table-cell table:number-columns-repeated="2"/>
          <table:table-cell table:style-name="ce1" table:formula="of:=[.B9]/[.J9]*100" office:value-type="float" office:value="43.1237118209373" calcext:value-type="float">
            <text:p>43.1</text:p>
          </table:table-cell>
          <table:table-cell office:value-type="float" office:value="6" calcext:value-type="float">
            <text:p>6</text:p>
          </table:table-cell>
          <table:table-cell office:value-type="float" office:value="53612.5" calcext:value-type="float">
            <text:p>53612.5</text:p>
          </table:table-cell>
          <table:table-cell office:value-type="float" office:value="54305.3" calcext:value-type="float">
            <text:p>54305.3</text:p>
          </table:table-cell>
          <table:table-cell office:value-type="float" office:value="60174.4" calcext:value-type="float">
            <text:p>60174.4</text:p>
          </table:table-cell>
          <table:table-cell office:value-type="float" office:value="60129.4" calcext:value-type="float">
            <text:p>60129.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694.5" calcext:value-type="float">
            <text:p>28694.5</text:p>
          </table:table-cell>
          <table:table-cell office:value-type="float" office:value="20320" calcext:value-type="float">
            <text:p>20320.0</text:p>
          </table:table-cell>
          <table:table-cell office:value-type="float" office:value="23509.8" calcext:value-type="float">
            <text:p>23509.8</text:p>
          </table:table-cell>
          <table:table-cell office:value-type="float" office:value="24824.9" calcext:value-type="float">
            <text:p>24824.9</text:p>
          </table:table-cell>
          <table:table-cell table:number-columns-repeated="2"/>
          <table:table-cell table:style-name="ce1" table:formula="of:=[.B10]/[.J10]*100" office:value-type="float" office:value="51.1481119698828" calcext:value-type="float">
            <text:p>51.1</text:p>
          </table:table-cell>
          <table:table-cell office:value-type="float" office:value="7" calcext:value-type="float">
            <text:p>7</text:p>
          </table:table-cell>
          <table:table-cell office:value-type="float" office:value="56100.8" calcext:value-type="float">
            <text:p>56100.8</text:p>
          </table:table-cell>
          <table:table-cell office:value-type="float" office:value="56671.2" calcext:value-type="float">
            <text:p>56671.2</text:p>
          </table:table-cell>
          <table:table-cell office:value-type="float" office:value="63670.6" calcext:value-type="float">
            <text:p>63670.6</text:p>
          </table:table-cell>
          <table:table-cell office:value-type="float" office:value="63425.1" calcext:value-type="float">
            <text:p>63425.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04.6" calcext:value-type="float">
            <text:p>32104.6</text:p>
          </table:table-cell>
          <table:table-cell office:value-type="float" office:value="23082" calcext:value-type="float">
            <text:p>23082.0</text:p>
          </table:table-cell>
          <table:table-cell office:value-type="float" office:value="26744.5" calcext:value-type="float">
            <text:p>26744.5</text:p>
          </table:table-cell>
          <table:table-cell office:value-type="float" office:value="27255.4" calcext:value-type="float">
            <text:p>27255.4</text:p>
          </table:table-cell>
          <table:table-cell table:number-columns-repeated="2"/>
          <table:table-cell table:style-name="ce1" table:formula="of:=[.B11]/[.J11]*100" office:value-type="float" office:value="54.8284848671155" calcext:value-type="float">
            <text:p>54.8</text:p>
          </table:table-cell>
          <table:table-cell office:value-type="float" office:value="8" calcext:value-type="float">
            <text:p>8</text:p>
          </table:table-cell>
          <table:table-cell office:value-type="float" office:value="58554.6" calcext:value-type="float">
            <text:p>58554.6</text:p>
          </table:table-cell>
          <table:table-cell office:value-type="float" office:value="58888.6" calcext:value-type="float">
            <text:p>58888.6</text:p>
          </table:table-cell>
          <table:table-cell office:value-type="float" office:value="66348.1" calcext:value-type="float">
            <text:p>66348.1</text:p>
          </table:table-cell>
          <table:table-cell office:value-type="float" office:value="66607.5" calcext:value-type="float">
            <text:p>66607.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91.8" calcext:value-type="float">
            <text:p>37491.8</text:p>
          </table:table-cell>
          <table:table-cell office:value-type="float" office:value="26450.3" calcext:value-type="float">
            <text:p>26450.3</text:p>
          </table:table-cell>
          <table:table-cell office:value-type="float" office:value="30517.3" calcext:value-type="float">
            <text:p>30517.3</text:p>
          </table:table-cell>
          <table:table-cell office:value-type="float" office:value="32194.4" calcext:value-type="float">
            <text:p>32194.4</text:p>
          </table:table-cell>
          <table:table-cell table:number-columns-repeated="2"/>
          <table:table-cell table:style-name="ce1" table:formula="of:=[.B12]/[.J12]*100" office:value-type="float" office:value="61.9784201799586" calcext:value-type="float">
            <text:p>62.0</text:p>
          </table:table-cell>
          <table:table-cell office:value-type="float" office:value="9" calcext:value-type="float">
            <text:p>9</text:p>
          </table:table-cell>
          <table:table-cell office:value-type="float" office:value="60491.7" calcext:value-type="float">
            <text:p>60491.7</text:p>
          </table:table-cell>
          <table:table-cell office:value-type="float" office:value="60947.7" calcext:value-type="float">
            <text:p>60947.7</text:p>
          </table:table-cell>
          <table:table-cell office:value-type="float" office:value="69059.1" calcext:value-type="float">
            <text:p>69059.1</text:p>
          </table:table-cell>
          <table:table-cell office:value-type="float" office:value="68923.9" calcext:value-type="float">
            <text:p>68923.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394.8" calcext:value-type="float">
            <text:p>41394.8</text:p>
          </table:table-cell>
          <table:table-cell office:value-type="float" office:value="29897.7" calcext:value-type="float">
            <text:p>29897.7</text:p>
          </table:table-cell>
          <table:table-cell office:value-type="float" office:value="34575.6" calcext:value-type="float">
            <text:p>34575.6</text:p>
          </table:table-cell>
          <table:table-cell office:value-type="float" office:value="35671.3" calcext:value-type="float">
            <text:p>35671.3</text:p>
          </table:table-cell>
          <table:table-cell table:number-columns-repeated="2"/>
          <table:table-cell table:style-name="ce1" table:formula="of:=[.B13]/[.J13]*100" office:value-type="float" office:value="66.5060039651555" calcext:value-type="float">
            <text:p>66.5</text:p>
          </table:table-cell>
          <table:table-cell office:value-type="float" office:value="10" calcext:value-type="float">
            <text:p>10</text:p>
          </table:table-cell>
          <table:table-cell office:value-type="float" office:value="62242.2" calcext:value-type="float">
            <text:p>62242.2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1335.2" calcext:value-type="float">
            <text:p>71335.2</text:p>
          </table:table-cell>
          <table:table-cell office:value-type="float" office:value="70900.6" calcext:value-type="float">
            <text:p>70900.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56.8" calcext:value-type="float">
            <text:p>44856.8</text:p>
          </table:table-cell>
          <table:table-cell office:value-type="float" office:value="32659.1" calcext:value-type="float">
            <text:p>32659.1</text:p>
          </table:table-cell>
          <table:table-cell office:value-type="float" office:value="37032.5" calcext:value-type="float">
            <text:p>37032.5</text:p>
          </table:table-cell>
          <table:table-cell office:value-type="float" office:value="38714.6" calcext:value-type="float">
            <text:p>38714.6</text:p>
          </table:table-cell>
          <table:table-cell table:number-columns-repeated="2"/>
          <table:table-cell table:style-name="ce1" table:formula="of:=[.B14]/[.J14]*100" office:value-type="float" office:value="69.8083169019455" calcext:value-type="float">
            <text:p>69.8</text:p>
          </table:table-cell>
          <table:table-cell office:value-type="float" office:value="11" calcext:value-type="float">
            <text:p>11</text:p>
          </table:table-cell>
          <table:table-cell office:value-type="float" office:value="64257.1" calcext:value-type="float">
            <text:p>64257.1</text:p>
          </table:table-cell>
          <table:table-cell office:value-type="float" office:value="64270.1" calcext:value-type="float">
            <text:p>64270.1</text:p>
          </table:table-cell>
          <table:table-cell office:value-type="float" office:value="72604" calcext:value-type="float">
            <text:p>72604.0</text:p>
          </table:table-cell>
          <table:table-cell office:value-type="float" office:value="71854.1" calcext:value-type="float">
            <text:p>71854.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695.1" calcext:value-type="float">
            <text:p>44695.1</text:p>
          </table:table-cell>
          <table:table-cell office:value-type="float" office:value="33848.9" calcext:value-type="float">
            <text:p>33848.9</text:p>
          </table:table-cell>
          <table:table-cell office:value-type="float" office:value="39292.6" calcext:value-type="float">
            <text:p>39292.6</text:p>
          </table:table-cell>
          <table:table-cell office:value-type="float" office:value="40625.8" calcext:value-type="float">
            <text:p>40625.8</text:p>
          </table:table-cell>
          <table:table-cell table:number-columns-repeated="2"/>
          <table:table-cell table:style-name="ce1" table:formula="of:=[.B15]/[.J15]*100" office:value-type="float" office:value="68.8779370722589" calcext:value-type="float">
            <text:p>68.9</text:p>
          </table:table-cell>
          <table:table-cell office:value-type="float" office:value="12" calcext:value-type="float">
            <text:p>12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65611.6" calcext:value-type="float">
            <text:p>65611.6</text:p>
          </table:table-cell>
          <table:table-cell office:value-type="float" office:value="73973.6" calcext:value-type="float">
            <text:p>73973.6</text:p>
          </table:table-cell>
          <table:table-cell office:value-type="float" office:value="73866.7" calcext:value-type="float">
            <text:p>73866.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377.9" calcext:value-type="float">
            <text:p>47377.9</text:p>
          </table:table-cell>
          <table:table-cell office:value-type="float" office:value="36377.7" calcext:value-type="float">
            <text:p>36377.7</text:p>
          </table:table-cell>
          <table:table-cell office:value-type="float" office:value="42050.6" calcext:value-type="float">
            <text:p>42050.6</text:p>
          </table:table-cell>
          <table:table-cell office:value-type="float" office:value="43542.1" calcext:value-type="float">
            <text:p>43542.1</text:p>
          </table:table-cell>
          <table:table-cell table:number-columns-repeated="2"/>
          <table:table-cell table:style-name="ce1" table:formula="of:=[.B16]/[.J16]*100" office:value-type="float" office:value="72.1687220482324" calcext:value-type="float">
            <text:p>72.2</text:p>
          </table:table-cell>
          <table:table-cell office:value-type="float" office:value="13" calcext:value-type="float">
            <text:p>13</text:p>
          </table:table-cell>
          <table:table-cell office:value-type="float" office:value="65648.8" calcext:value-type="float">
            <text:p>65648.8</text:p>
          </table:table-cell>
          <table:table-cell office:value-type="float" office:value="65805.9" calcext:value-type="float">
            <text:p>65805.9</text:p>
          </table:table-cell>
          <table:table-cell office:value-type="float" office:value="74285.3" calcext:value-type="float">
            <text:p>74285.3</text:p>
          </table:table-cell>
          <table:table-cell office:value-type="float" office:value="74204.8" calcext:value-type="float">
            <text:p>74204.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853.3" calcext:value-type="float">
            <text:p>48853.3</text:p>
          </table:table-cell>
          <table:table-cell office:value-type="float" office:value="38589.6" calcext:value-type="float">
            <text:p>38589.6</text:p>
          </table:table-cell>
          <table:table-cell office:value-type="float" office:value="44440.4" calcext:value-type="float">
            <text:p>44440.4</text:p>
          </table:table-cell>
          <table:table-cell office:value-type="float" office:value="45509.7" calcext:value-type="float">
            <text:p>45509.7</text:p>
          </table:table-cell>
          <table:table-cell table:number-columns-repeated="2"/>
          <table:table-cell table:style-name="ce1" table:formula="of:=[.B17]/[.J17]*100" office:value-type="float" office:value="74.464115598302" calcext:value-type="float">
            <text:p>74.5</text:p>
          </table:table-cell>
          <table:table-cell office:value-type="float" office:value="14" calcext:value-type="float">
            <text:p>14</text:p>
          </table:table-cell>
          <table:table-cell office:value-type="float" office:value="65606.5" calcext:value-type="float">
            <text:p>65606.5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74128.9" calcext:value-type="float">
            <text:p>74128.9</text:p>
          </table:table-cell>
          <table:table-cell office:value-type="float" office:value="74158.9" calcext:value-type="float">
            <text:p>74158.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273.9" calcext:value-type="float">
            <text:p>51273.9</text:p>
          </table:table-cell>
          <table:table-cell office:value-type="float" office:value="41662.3" calcext:value-type="float">
            <text:p>41662.3</text:p>
          </table:table-cell>
          <table:table-cell office:value-type="float" office:value="44663.6" calcext:value-type="float">
            <text:p>44663.6</text:p>
          </table:table-cell>
          <table:table-cell office:value-type="float" office:value="44941.4" calcext:value-type="float">
            <text:p>44941.4</text:p>
          </table:table-cell>
          <table:table-cell table:number-columns-repeated="2"/>
          <table:table-cell table:style-name="ce1" table:formula="of:=[.B18]/[.J18]*100" office:value-type="float" office:value="78.0834684880188" calcext:value-type="float">
            <text:p>78.1</text:p>
          </table:table-cell>
          <table:table-cell office:value-type="float" office:value="15" calcext:value-type="float">
            <text:p>15</text:p>
          </table:table-cell>
          <table:table-cell office:value-type="float" office:value="65665.5" calcext:value-type="float">
            <text:p>65665.5</text:p>
          </table:table-cell>
          <table:table-cell office:value-type="float" office:value="65897.7" calcext:value-type="float">
            <text:p>65897.7</text:p>
          </table:table-cell>
          <table:table-cell office:value-type="float" office:value="73918.8" calcext:value-type="float">
            <text:p>73918.8</text:p>
          </table:table-cell>
          <table:table-cell office:value-type="float" office:value="74199.9" calcext:value-type="float">
            <text:p>74199.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704.8" calcext:value-type="float">
            <text:p>48704.8</text:p>
          </table:table-cell>
          <table:table-cell office:value-type="float" office:value="39592.3" calcext:value-type="float">
            <text:p>39592.3</text:p>
          </table:table-cell>
          <table:table-cell office:value-type="float" office:value="43615.7" calcext:value-type="float">
            <text:p>43615.7</text:p>
          </table:table-cell>
          <table:table-cell office:value-type="float" office:value="44797.8" calcext:value-type="float">
            <text:p>44797.8</text:p>
          </table:table-cell>
          <table:table-cell table:number-columns-repeated="2"/>
          <table:table-cell table:style-name="ce1" table:formula="of:=[.B19]/[.J19]*100" office:value-type="float" office:value="74.3473495568602" calcext:value-type="float">
            <text:p>74.3</text:p>
          </table:table-cell>
          <table:table-cell office:value-type="float" office:value="16" calcext:value-type="float">
            <text:p>16</text:p>
          </table:table-cell>
          <table:table-cell office:value-type="float" office:value="65509.8" calcext:value-type="float">
            <text:p>65509.8</text:p>
          </table:table-cell>
          <table:table-cell office:value-type="float" office:value="65770.4" calcext:value-type="float">
            <text:p>65770.4</text:p>
          </table:table-cell>
          <table:table-cell office:value-type="float" office:value="73721.2" calcext:value-type="float">
            <text:p>73721.2</text:p>
          </table:table-cell>
          <table:table-cell office:value-type="float" office:value="74312.2" calcext:value-type="float">
            <text:p>74312.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638.9" calcext:value-type="float">
            <text:p>33638.9</text:p>
          </table:table-cell>
          <table:table-cell office:value-type="float" office:value="23842.9" calcext:value-type="float">
            <text:p>23842.9</text:p>
          </table:table-cell>
          <table:table-cell office:value-type="float" office:value="29161.2" calcext:value-type="float">
            <text:p>29161.2</text:p>
          </table:table-cell>
          <table:table-cell office:value-type="float" office:value="37024.5" calcext:value-type="float">
            <text:p>37024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5365.3" calcext:value-type="float">
            <text:p>55365.3</text:p>
          </table:table-cell>
          <table:table-cell office:value-type="float" office:value="58578.1" calcext:value-type="float">
            <text:p>58578.1</text:p>
          </table:table-cell>
          <table:table-cell office:value-type="float" office:value="63624.8" calcext:value-type="float">
            <text:p>63624.8</text:p>
          </table:table-cell>
          <table:table-cell office:value-type="float" office:value="64728.6" calcext:value-type="float">
            <text:p>64728.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712.5" calcext:value-type="float">
            <text:p>33712.5</text:p>
          </table:table-cell>
          <table:table-cell office:value-type="float" office:value="27466.9" calcext:value-type="float">
            <text:p>27466.9</text:p>
          </table:table-cell>
          <table:table-cell office:value-type="float" office:value="37166.7" calcext:value-type="float">
            <text:p>37166.7</text:p>
          </table:table-cell>
          <table:table-cell office:value-type="float" office:value="32095.5" calcext:value-type="float">
            <text:p>32095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7104.2" calcext:value-type="float">
            <text:p>57104.2</text:p>
          </table:table-cell>
          <table:table-cell office:value-type="float" office:value="59481.5" calcext:value-type="float">
            <text:p>59481.5</text:p>
          </table:table-cell>
          <table:table-cell office:value-type="float" office:value="65404" calcext:value-type="float">
            <text:p>65404.0</text:p>
          </table:table-cell>
          <table:table-cell office:value-type="float" office:value="62472.2" calcext:value-type="float">
            <text:p>62472.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73.6" calcext:value-type="float">
            <text:p>38073.6</text:p>
          </table:table-cell>
          <table:table-cell office:value-type="float" office:value="30095" calcext:value-type="float">
            <text:p>30095.0</text:p>
          </table:table-cell>
          <table:table-cell office:value-type="float" office:value="34539.9" calcext:value-type="float">
            <text:p>34539.9</text:p>
          </table:table-cell>
          <table:table-cell office:value-type="float" office:value="34835.6" calcext:value-type="float">
            <text:p>34835.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9160.6" calcext:value-type="float">
            <text:p>59160.6</text:p>
          </table:table-cell>
          <table:table-cell office:value-type="float" office:value="59279.3" calcext:value-type="float">
            <text:p>59279.3</text:p>
          </table:table-cell>
          <table:table-cell office:value-type="float" office:value="64749.4" calcext:value-type="float">
            <text:p>64749.4</text:p>
          </table:table-cell>
          <table:table-cell office:value-type="float" office:value="68522.2" calcext:value-type="float">
            <text:p>68522.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627.1" calcext:value-type="float">
            <text:p>26627.1</text:p>
          </table:table-cell>
          <table:table-cell office:value-type="float" office:value="20307.7" calcext:value-type="float">
            <text:p>20307.7</text:p>
          </table:table-cell>
          <table:table-cell office:value-type="float" office:value="24445.4" calcext:value-type="float">
            <text:p>24445.4</text:p>
          </table:table-cell>
          <table:table-cell office:value-type="float" office:value="21617.2" calcext:value-type="float">
            <text:p>21617.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1453.3" calcext:value-type="float">
            <text:p>61453.3</text:p>
          </table:table-cell>
          <table:table-cell office:value-type="float" office:value="67489.5" calcext:value-type="float">
            <text:p>67489.5</text:p>
          </table:table-cell>
          <table:table-cell office:value-type="float" office:value="69020.7" calcext:value-type="float">
            <text:p>69020.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575.9" calcext:value-type="float">
            <text:p>41575.9</text:p>
          </table:table-cell>
          <table:table-cell office:value-type="float" office:value="33180.5" calcext:value-type="float">
            <text:p>33180.5</text:p>
          </table:table-cell>
          <table:table-cell office:value-type="float" office:value="40777.5" calcext:value-type="float">
            <text:p>40777.5</text:p>
          </table:table-cell>
          <table:table-cell office:value-type="float" office:value="38727.8" calcext:value-type="float">
            <text:p>38727.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62453.6" calcext:value-type="float">
            <text:p>62453.6</text:p>
          </table:table-cell>
          <table:table-cell office:value-type="float" office:value="68987.6" calcext:value-type="float">
            <text:p>68987.6</text:p>
          </table:table-cell>
          <table:table-cell office:value-type="float" office:value="69178.2" calcext:value-type="float">
            <text:p>69178.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078.1" calcext:value-type="float">
            <text:p>43078.1</text:p>
          </table:table-cell>
          <table:table-cell office:value-type="float" office:value="34787.1" calcext:value-type="float">
            <text:p>34787.1</text:p>
          </table:table-cell>
          <table:table-cell office:value-type="float" office:value="38100.6" calcext:value-type="float">
            <text:p>38100.6</text:p>
          </table:table-cell>
          <table:table-cell office:value-type="float" office:value="40516.5" calcext:value-type="float">
            <text:p>40516.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3091.2" calcext:value-type="float">
            <text:p>63091.2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70173.6" calcext:value-type="float">
            <text:p>70173.6</text:p>
          </table:table-cell>
          <table:table-cell office:value-type="float" office:value="70239.2" calcext:value-type="float">
            <text:p>70239.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306.5" calcext:value-type="float">
            <text:p>44306.5</text:p>
          </table:table-cell>
          <table:table-cell office:value-type="float" office:value="36409.9" calcext:value-type="float">
            <text:p>36409.9</text:p>
          </table:table-cell>
          <table:table-cell office:value-type="float" office:value="44583.9" calcext:value-type="float">
            <text:p>44583.9</text:p>
          </table:table-cell>
          <table:table-cell office:value-type="float" office:value="42289.1" calcext:value-type="float">
            <text:p>42289.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3737.2" calcext:value-type="float">
            <text:p>63737.2</text:p>
          </table:table-cell>
          <table:table-cell office:value-type="float" office:value="63887.6" calcext:value-type="float">
            <text:p>63887.6</text:p>
          </table:table-cell>
          <table:table-cell office:value-type="float" office:value="71195.5" calcext:value-type="float">
            <text:p>71195.5</text:p>
          </table:table-cell>
          <table:table-cell office:value-type="float" office:value="71235.8" calcext:value-type="float">
            <text:p>71235.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679.1" calcext:value-type="float">
            <text:p>44679.1</text:p>
          </table:table-cell>
          <table:table-cell office:value-type="float" office:value="35595.9" calcext:value-type="float">
            <text:p>35595.9</text:p>
          </table:table-cell>
          <table:table-cell office:value-type="float" office:value="40602.3" calcext:value-type="float">
            <text:p>40602.3</text:p>
          </table:table-cell>
          <table:table-cell office:value-type="float" office:value="40671.9" calcext:value-type="float">
            <text:p>40671.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4056.6" calcext:value-type="float">
            <text:p>64056.6</text:p>
          </table:table-cell>
          <table:table-cell office:value-type="float" office:value="64108" calcext:value-type="float">
            <text:p>64108.0</text:p>
          </table:table-cell>
          <table:table-cell office:value-type="float" office:value="71629.1" calcext:value-type="float">
            <text:p>71629.1</text:p>
          </table:table-cell>
          <table:table-cell office:value-type="float" office:value="71669.4" calcext:value-type="float">
            <text:p>71669.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327.4" calcext:value-type="float">
            <text:p>47327.4</text:p>
          </table:table-cell>
          <table:table-cell office:value-type="float" office:value="35824.6" calcext:value-type="float">
            <text:p>35824.6</text:p>
          </table:table-cell>
          <table:table-cell office:value-type="float" office:value="41718.8" calcext:value-type="float">
            <text:p>41718.8</text:p>
          </table:table-cell>
          <table:table-cell office:value-type="float" office:value="40939.5" calcext:value-type="float">
            <text:p>40939.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4601.7" calcext:value-type="float">
            <text:p>64601.7</text:p>
          </table:table-cell>
          <table:table-cell office:value-type="float" office:value="64685.7" calcext:value-type="float">
            <text:p>64685.7</text:p>
          </table:table-cell>
          <table:table-cell office:value-type="float" office:value="72282.9" calcext:value-type="float">
            <text:p>72282.9</text:p>
          </table:table-cell>
          <table:table-cell office:value-type="float" office:value="72167.3" calcext:value-type="float">
            <text:p>72167.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085.6" calcext:value-type="float">
            <text:p>46085.6</text:p>
          </table:table-cell>
          <table:table-cell office:value-type="float" office:value="36378.7" calcext:value-type="float">
            <text:p>36378.7</text:p>
          </table:table-cell>
          <table:table-cell office:value-type="float" office:value="46893.2" calcext:value-type="float">
            <text:p>46893.2</text:p>
          </table:table-cell>
          <table:table-cell office:value-type="float" office:value="45583.9" calcext:value-type="float">
            <text:p>45583.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4824.5" calcext:value-type="float">
            <text:p>64824.5</text:p>
          </table:table-cell>
          <table:table-cell office:value-type="float" office:value="64850.8" calcext:value-type="float">
            <text:p>64850.8</text:p>
          </table:table-cell>
          <table:table-cell office:value-type="float" office:value="72729.4" calcext:value-type="float">
            <text:p>72729.4</text:p>
          </table:table-cell>
          <table:table-cell office:value-type="float" office:value="72623.9" calcext:value-type="float">
            <text:p>72623.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237.8" calcext:value-type="float">
            <text:p>48237.8</text:p>
          </table:table-cell>
          <table:table-cell office:value-type="float" office:value="37579.8" calcext:value-type="float">
            <text:p>37579.8</text:p>
          </table:table-cell>
          <table:table-cell office:value-type="float" office:value="49538.8" calcext:value-type="float">
            <text:p>49538.8</text:p>
          </table:table-cell>
          <table:table-cell office:value-type="float" office:value="45762.3" calcext:value-type="float">
            <text:p>45762.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64706.3" calcext:value-type="float">
            <text:p>64706.3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72444.1" calcext:value-type="float">
            <text:p>72444.1</text:p>
          </table:table-cell>
          <table:table-cell office:value-type="float" office:value="72525.6" calcext:value-type="float">
            <text:p>72525.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507.7" calcext:value-type="float">
            <text:p>43507.7</text:p>
          </table:table-cell>
          <table:table-cell office:value-type="float" office:value="28391.9" calcext:value-type="float">
            <text:p>28391.9</text:p>
          </table:table-cell>
          <table:table-cell office:value-type="float" office:value="32673.6" calcext:value-type="float">
            <text:p>32673.6</text:p>
          </table:table-cell>
          <table:table-cell office:value-type="float" office:value="31051.1" calcext:value-type="float">
            <text:p>31051.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654.6" calcext:value-type="float">
            <text:p>64654.6</text:p>
          </table:table-cell>
          <table:table-cell office:value-type="float" office:value="64743.1" calcext:value-type="float">
            <text:p>64743.1</text:p>
          </table:table-cell>
          <table:table-cell office:value-type="float" office:value="72586.7" calcext:value-type="float">
            <text:p>72586.7</text:p>
          </table:table-cell>
          <table:table-cell office:value-type="float" office:value="72656.9" calcext:value-type="float">
            <text:p>72656.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562" calcext:value-type="float">
            <text:p>46562.0</text:p>
          </table:table-cell>
          <table:table-cell office:value-type="float" office:value="37710.1" calcext:value-type="float">
            <text:p>37710.1</text:p>
          </table:table-cell>
          <table:table-cell office:value-type="float" office:value="49211.6" calcext:value-type="float">
            <text:p>49211.6</text:p>
          </table:table-cell>
          <table:table-cell office:value-type="float" office:value="47533.4" calcext:value-type="float">
            <text:p>47533.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4827" calcext:value-type="float">
            <text:p>64827.0</text:p>
          </table:table-cell>
          <table:table-cell office:value-type="float" office:value="64750.6" calcext:value-type="float">
            <text:p>64750.6</text:p>
          </table:table-cell>
          <table:table-cell office:value-type="float" office:value="72505.7" calcext:value-type="float">
            <text:p>72505.7</text:p>
          </table:table-cell>
          <table:table-cell office:value-type="float" office:value="72481.2" calcext:value-type="float">
            <text:p>72481.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188.7" calcext:value-type="float">
            <text:p>45188.7</text:p>
          </table:table-cell>
          <table:table-cell office:value-type="float" office:value="39833.6" calcext:value-type="float">
            <text:p>39833.6</text:p>
          </table:table-cell>
          <table:table-cell office:value-type="float" office:value="45820.8" calcext:value-type="float">
            <text:p>45820.8</text:p>
          </table:table-cell>
          <table:table-cell office:value-type="float" office:value="47210.6" calcext:value-type="float">
            <text:p>47210.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4589.2" calcext:value-type="float">
            <text:p>64589.2</text:p>
          </table:table-cell>
          <table:table-cell office:value-type="float" office:value="64659.6" calcext:value-type="float">
            <text:p>64659.6</text:p>
          </table:table-cell>
          <table:table-cell office:value-type="float" office:value="72453" calcext:value-type="float">
            <text:p>72453.0</text:p>
          </table:table-cell>
          <table:table-cell office:value-type="float" office:value="72472.8" calcext:value-type="float">
            <text:p>72472.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011.6" calcext:value-type="float">
            <text:p>46011.6</text:p>
          </table:table-cell>
          <table:table-cell office:value-type="float" office:value="39429.2" calcext:value-type="float">
            <text:p>39429.2</text:p>
          </table:table-cell>
          <table:table-cell office:value-type="float" office:value="46247.3" calcext:value-type="float">
            <text:p>46247.3</text:p>
          </table:table-cell>
          <table:table-cell office:value-type="float" office:value="47491.9" calcext:value-type="float">
            <text:p>47491.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64703.8" calcext:value-type="float">
            <text:p>64703.8</text:p>
          </table:table-cell>
          <table:table-cell office:value-type="float" office:value="64714.4" calcext:value-type="float">
            <text:p>64714.4</text:p>
          </table:table-cell>
          <table:table-cell office:value-type="float" office:value="72531.8" calcext:value-type="float">
            <text:p>72531.8</text:p>
          </table:table-cell>
          <table:table-cell office:value-type="float" office:value="72356.7" calcext:value-type="float">
            <text:p>72356.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961.6" calcext:value-type="float">
            <text:p>47961.6</text:p>
          </table:table-cell>
          <table:table-cell office:value-type="float" office:value="41638.6" calcext:value-type="float">
            <text:p>41638.6</text:p>
          </table:table-cell>
          <table:table-cell office:value-type="float" office:value="49278.3" calcext:value-type="float">
            <text:p>49278.3</text:p>
          </table:table-cell>
          <table:table-cell office:value-type="float" office:value="47481.3" calcext:value-type="float">
            <text:p>47481.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64610.4" calcext:value-type="float">
            <text:p>64610.4</text:p>
          </table:table-cell>
          <table:table-cell office:value-type="float" office:value="64721.9" calcext:value-type="float">
            <text:p>64721.9</text:p>
          </table:table-cell>
          <table:table-cell office:value-type="float" office:value="72459.3" calcext:value-type="float">
            <text:p>72459.3</text:p>
          </table:table-cell>
          <table:table-cell office:value-type="float" office:value="72212.9" calcext:value-type="float">
            <text:p>72212.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office:value-type="string" calcext:value-type="string">
            <text:p>copy</text:p>
          </table:table-cell>
          <table:table-cell table:style-name="Default" table:number-columns-repeated="3"/>
          <table:table-cell/>
          <table:table-cell office:value-type="string" calcext:value-type="string">
            <text:p>Tria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ifference</text:p>
          </table:table-cell>
          <table:table-cell table:style-name="Default"/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" calcext:value-type="float">
            <text:p>1</text:p>
          </table:table-cell>
          <table:table-cell table:formula="of:=[.J4]" office:value-type="float" office:value="11673.5" calcext:value-type="float">
            <text:p>11673.5</text:p>
          </table:table-cell>
          <table:table-cell table:formula="of:=[.B4]" office:value-type="float" office:value="5036.7" calcext:value-type="float">
            <text:p>5036.7</text:p>
          </table:table-cell>
          <table:table-cell table:formula="of:=([.K39]/[.J39])*100" office:value-type="float" office:value="43.1464427977899" calcext:value-type="float">
            <text:p>43.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" table:formula="of:=[.M4]" office:value-type="float" office:value="12745.3" calcext:value-type="float">
            <text:p>12745.3</text:p>
          </table:table-cell>
          <table:table-cell table:style-name="ce1" table:formula="of:=[.E4]" office:value-type="float" office:value="4956" calcext:value-type="float">
            <text:p>4956.0</text:p>
          </table:table-cell>
          <table:table-cell table:style-name="ce1" table:formula="of:=([.P39]/[.O39])*100" office:value-type="float" office:value="38.8849222850776" calcext:value-type="float">
            <text:p>38.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table:formula="of:=[.J5]" office:value-type="float" office:value="22995.1" calcext:value-type="float">
            <text:p>22995.1</text:p>
          </table:table-cell>
          <table:table-cell table:formula="of:=[.B5]" office:value-type="float" office:value="11970.2" calcext:value-type="float">
            <text:p>11970.2</text:p>
          </table:table-cell>
          <table:table-cell table:formula="of:=([.K40]/[.J40])*100" office:value-type="float" office:value="52.0554378976391" calcext:value-type="float">
            <text:p>52.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" table:formula="of:=[.M5]" office:value-type="float" office:value="24807.8" calcext:value-type="float">
            <text:p>24807.8</text:p>
          </table:table-cell>
          <table:table-cell table:style-name="ce1" table:formula="of:=[.E5]" office:value-type="float" office:value="8515.8" calcext:value-type="float">
            <text:p>8515.8</text:p>
          </table:table-cell>
          <table:table-cell table:style-name="ce1" table:formula="of:=([.P40]/[.O40])*100" office:value-type="float" office:value="34.3271067970558" calcext:value-type="float">
            <text:p>34.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table:formula="of:=[.J6]" office:value-type="float" office:value="33554.9" calcext:value-type="float">
            <text:p>33554.9</text:p>
          </table:table-cell>
          <table:table-cell table:formula="of:=[.B6]" office:value-type="float" office:value="12715.1" calcext:value-type="float">
            <text:p>12715.1</text:p>
          </table:table-cell>
          <table:table-cell table:formula="of:=([.K41]/[.J41])*100" office:value-type="float" office:value="37.8934224211665" calcext:value-type="float">
            <text:p>37.9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1" table:formula="of:=[.M6]" office:value-type="float" office:value="36070.7" calcext:value-type="float">
            <text:p>36070.7</text:p>
          </table:table-cell>
          <table:table-cell table:style-name="ce1" table:formula="of:=[.E6]" office:value-type="float" office:value="10085" calcext:value-type="float">
            <text:p>10085.0</text:p>
          </table:table-cell>
          <table:table-cell table:style-name="ce1" table:formula="of:=([.P41]/[.O41])*100" office:value-type="float" office:value="27.9589805576271" calcext:value-type="float">
            <text:p>28.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4" calcext:value-type="float">
            <text:p>4</text:p>
          </table:table-cell>
          <table:table-cell table:formula="of:=[.J7]" office:value-type="float" office:value="42917.3" calcext:value-type="float">
            <text:p>42917.3</text:p>
          </table:table-cell>
          <table:table-cell table:formula="of:=[.B7]" office:value-type="float" office:value="16349.6" calcext:value-type="float">
            <text:p>16349.6</text:p>
          </table:table-cell>
          <table:table-cell table:formula="of:=([.K42]/[.J42])*100" office:value-type="float" office:value="38.0955931524117" calcext:value-type="float">
            <text:p>38.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1" table:formula="of:=[.M7]" office:value-type="float" office:value="46333.7" calcext:value-type="float">
            <text:p>46333.7</text:p>
          </table:table-cell>
          <table:table-cell table:style-name="ce1" table:formula="of:=[.E7]" office:value-type="float" office:value="13474.2" calcext:value-type="float">
            <text:p>13474.2</text:p>
          </table:table-cell>
          <table:table-cell table:style-name="ce1" table:formula="of:=([.P42]/[.O42])*100" office:value-type="float" office:value="29.0807770585988" calcext:value-type="float">
            <text:p>29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5" calcext:value-type="float">
            <text:p>5</text:p>
          </table:table-cell>
          <table:table-cell table:formula="of:=[.J8]" office:value-type="float" office:value="50260.9" calcext:value-type="float">
            <text:p>50260.9</text:p>
          </table:table-cell>
          <table:table-cell table:formula="of:=[.B8]" office:value-type="float" office:value="20935" calcext:value-type="float">
            <text:p>20935.0</text:p>
          </table:table-cell>
          <table:table-cell table:formula="of:=([.K43]/[.J43])*100" office:value-type="float" office:value="41.6526564387029" calcext:value-type="float">
            <text:p>41.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ce1" table:formula="of:=[.M8]" office:value-type="float" office:value="55784.3" calcext:value-type="float">
            <text:p>55784.3</text:p>
          </table:table-cell>
          <table:table-cell table:style-name="ce1" table:formula="of:=[.E8]" office:value-type="float" office:value="18050.7" calcext:value-type="float">
            <text:p>18050.7</text:p>
          </table:table-cell>
          <table:table-cell table:style-name="ce1" table:formula="of:=([.P43]/[.O43])*100" office:value-type="float" office:value="32.3580290511847" calcext:value-type="float">
            <text:p>32.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6" calcext:value-type="float">
            <text:p>6</text:p>
          </table:table-cell>
          <table:table-cell table:formula="of:=[.J9]" office:value-type="float" office:value="53612.5" calcext:value-type="float">
            <text:p>53612.5</text:p>
          </table:table-cell>
          <table:table-cell table:formula="of:=[.B9]" office:value-type="float" office:value="23119.7" calcext:value-type="float">
            <text:p>23119.7</text:p>
          </table:table-cell>
          <table:table-cell table:formula="of:=([.K44]/[.J44])*100" office:value-type="float" office:value="43.1237118209373" calcext:value-type="float">
            <text:p>43.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1" table:formula="of:=[.M9]" office:value-type="float" office:value="60129.4" calcext:value-type="float">
            <text:p>60129.4</text:p>
          </table:table-cell>
          <table:table-cell table:style-name="ce1" table:formula="of:=[.E9]" office:value-type="float" office:value="19859.8" calcext:value-type="float">
            <text:p>19859.8</text:p>
          </table:table-cell>
          <table:table-cell table:style-name="ce1" table:formula="of:=([.P44]/[.O44])*100" office:value-type="float" office:value="33.0284353411143" calcext:value-type="float">
            <text:p>33.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[.J10]" office:value-type="float" office:value="56100.8" calcext:value-type="float">
            <text:p>56100.8</text:p>
          </table:table-cell>
          <table:table-cell table:formula="of:=[.B10]" office:value-type="float" office:value="28694.5" calcext:value-type="float">
            <text:p>28694.5</text:p>
          </table:table-cell>
          <table:table-cell table:formula="of:=([.K45]/[.J45])*100" office:value-type="float" office:value="51.1481119698828" calcext:value-type="float">
            <text:p>51.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ce1" table:formula="of:=[.M10]" office:value-type="float" office:value="63425.1" calcext:value-type="float">
            <text:p>63425.1</text:p>
          </table:table-cell>
          <table:table-cell table:style-name="ce1" table:formula="of:=[.E10]" office:value-type="float" office:value="24824.9" calcext:value-type="float">
            <text:p>24824.9</text:p>
          </table:table-cell>
          <table:table-cell table:style-name="ce1" table:formula="of:=([.P45]/[.O45])*100" office:value-type="float" office:value="39.1404980047331" calcext:value-type="float">
            <text:p>39.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8" calcext:value-type="float">
            <text:p>8</text:p>
          </table:table-cell>
          <table:table-cell table:formula="of:=[.J11]" office:value-type="float" office:value="58554.6" calcext:value-type="float">
            <text:p>58554.6</text:p>
          </table:table-cell>
          <table:table-cell table:formula="of:=[.B11]" office:value-type="float" office:value="32104.6" calcext:value-type="float">
            <text:p>32104.6</text:p>
          </table:table-cell>
          <table:table-cell table:formula="of:=([.K46]/[.J46])*100" office:value-type="float" office:value="54.8284848671155" calcext:value-type="float">
            <text:p>54.8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ce1" table:formula="of:=[.M11]" office:value-type="float" office:value="66607.5" calcext:value-type="float">
            <text:p>66607.5</text:p>
          </table:table-cell>
          <table:table-cell table:style-name="ce1" table:formula="of:=[.E11]" office:value-type="float" office:value="27255.4" calcext:value-type="float">
            <text:p>27255.4</text:p>
          </table:table-cell>
          <table:table-cell table:style-name="ce1" table:formula="of:=([.P46]/[.O46])*100" office:value-type="float" office:value="40.9194159816837" calcext:value-type="float">
            <text:p>40.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formula="of:=[.J12]" office:value-type="float" office:value="60491.7" calcext:value-type="float">
            <text:p>60491.7</text:p>
          </table:table-cell>
          <table:table-cell table:formula="of:=[.B12]" office:value-type="float" office:value="37491.8" calcext:value-type="float">
            <text:p>37491.8</text:p>
          </table:table-cell>
          <table:table-cell table:formula="of:=([.K47]/[.J47])*100" office:value-type="float" office:value="61.9784201799586" calcext:value-type="float">
            <text:p>62.0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ce1" table:formula="of:=[.M12]" office:value-type="float" office:value="68923.9" calcext:value-type="float">
            <text:p>68923.9</text:p>
          </table:table-cell>
          <table:table-cell table:style-name="ce1" table:formula="of:=[.E12]" office:value-type="float" office:value="32194.4" calcext:value-type="float">
            <text:p>32194.4</text:p>
          </table:table-cell>
          <table:table-cell table:style-name="ce1" table:formula="of:=([.P47]/[.O47])*100" office:value-type="float" office:value="46.7100671900458" calcext:value-type="float">
            <text:p>46.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0" calcext:value-type="float">
            <text:p>10</text:p>
          </table:table-cell>
          <table:table-cell table:formula="of:=[.J13]" office:value-type="float" office:value="62242.2" calcext:value-type="float">
            <text:p>62242.2</text:p>
          </table:table-cell>
          <table:table-cell table:formula="of:=[.B13]" office:value-type="float" office:value="41394.8" calcext:value-type="float">
            <text:p>41394.8</text:p>
          </table:table-cell>
          <table:table-cell table:formula="of:=([.K48]/[.J48])*100" office:value-type="float" office:value="66.5060039651555" calcext:value-type="float">
            <text:p>66.5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ce1" table:formula="of:=[.M13]" office:value-type="float" office:value="70900.6" calcext:value-type="float">
            <text:p>70900.6</text:p>
          </table:table-cell>
          <table:table-cell table:style-name="ce1" table:formula="of:=[.E13]" office:value-type="float" office:value="35671.3" calcext:value-type="float">
            <text:p>35671.3</text:p>
          </table:table-cell>
          <table:table-cell table:style-name="ce1" table:formula="of:=([.P48]/[.O48])*100" office:value-type="float" office:value="50.3117039912215" calcext:value-type="float">
            <text:p>50.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1" calcext:value-type="float">
            <text:p>11</text:p>
          </table:table-cell>
          <table:table-cell table:formula="of:=[.J14]" office:value-type="float" office:value="64257.1" calcext:value-type="float">
            <text:p>64257.1</text:p>
          </table:table-cell>
          <table:table-cell table:formula="of:=[.B14]" office:value-type="float" office:value="44856.8" calcext:value-type="float">
            <text:p>44856.8</text:p>
          </table:table-cell>
          <table:table-cell table:formula="of:=([.K49]/[.J49])*100" office:value-type="float" office:value="69.8083169019455" calcext:value-type="float">
            <text:p>69.8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ce1" table:formula="of:=[.M14]" office:value-type="float" office:value="71854.1" calcext:value-type="float">
            <text:p>71854.1</text:p>
          </table:table-cell>
          <table:table-cell table:style-name="ce1" table:formula="of:=[.E14]" office:value-type="float" office:value="38714.6" calcext:value-type="float">
            <text:p>38714.6</text:p>
          </table:table-cell>
          <table:table-cell table:style-name="ce1" table:formula="of:=([.P49]/[.O49])*100" office:value-type="float" office:value="53.8794585138496" calcext:value-type="float">
            <text:p>53.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2" calcext:value-type="float">
            <text:p>12</text:p>
          </table:table-cell>
          <table:table-cell table:formula="of:=[.J15]" office:value-type="float" office:value="64890.3" calcext:value-type="float">
            <text:p>64890.3</text:p>
          </table:table-cell>
          <table:table-cell table:formula="of:=[.B15]" office:value-type="float" office:value="44695.1" calcext:value-type="float">
            <text:p>44695.1</text:p>
          </table:table-cell>
          <table:table-cell table:formula="of:=([.K50]/[.J50])*100" office:value-type="float" office:value="68.8779370722589" calcext:value-type="float">
            <text:p>68.9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ce1" table:formula="of:=[.M15]" office:value-type="float" office:value="73866.7" calcext:value-type="float">
            <text:p>73866.7</text:p>
          </table:table-cell>
          <table:table-cell table:style-name="ce1" table:formula="of:=[.E15]" office:value-type="float" office:value="40625.8" calcext:value-type="float">
            <text:p>40625.8</text:p>
          </table:table-cell>
          <table:table-cell table:style-name="ce1" table:formula="of:=([.P50]/[.O50])*100" office:value-type="float" office:value="54.9988018958475" calcext:value-type="float">
            <text:p>55.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3" calcext:value-type="float">
            <text:p>13</text:p>
          </table:table-cell>
          <table:table-cell table:formula="of:=[.J16]" office:value-type="float" office:value="65648.8" calcext:value-type="float">
            <text:p>65648.8</text:p>
          </table:table-cell>
          <table:table-cell table:formula="of:=[.B16]" office:value-type="float" office:value="47377.9" calcext:value-type="float">
            <text:p>47377.9</text:p>
          </table:table-cell>
          <table:table-cell table:formula="of:=([.K51]/[.J51])*100" office:value-type="float" office:value="72.1687220482324" calcext:value-type="float">
            <text:p>72.2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1" table:formula="of:=[.M16]" office:value-type="float" office:value="74204.8" calcext:value-type="float">
            <text:p>74204.8</text:p>
          </table:table-cell>
          <table:table-cell table:style-name="ce1" table:formula="of:=[.E16]" office:value-type="float" office:value="43542.1" calcext:value-type="float">
            <text:p>43542.1</text:p>
          </table:table-cell>
          <table:table-cell table:style-name="ce1" table:formula="of:=([.P51]/[.O51])*100" office:value-type="float" office:value="58.678279572211" calcext:value-type="float">
            <text:p>58.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4" calcext:value-type="float">
            <text:p>14</text:p>
          </table:table-cell>
          <table:table-cell table:formula="of:=[.J17]" office:value-type="float" office:value="65606.5" calcext:value-type="float">
            <text:p>65606.5</text:p>
          </table:table-cell>
          <table:table-cell table:formula="of:=[.B17]" office:value-type="float" office:value="48853.3" calcext:value-type="float">
            <text:p>48853.3</text:p>
          </table:table-cell>
          <table:table-cell table:formula="of:=([.K52]/[.J52])*100" office:value-type="float" office:value="74.464115598302" calcext:value-type="float">
            <text:p>74.5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1" table:formula="of:=[.M17]" office:value-type="float" office:value="74158.9" calcext:value-type="float">
            <text:p>74158.9</text:p>
          </table:table-cell>
          <table:table-cell table:style-name="ce1" table:formula="of:=[.E17]" office:value-type="float" office:value="45509.7" calcext:value-type="float">
            <text:p>45509.7</text:p>
          </table:table-cell>
          <table:table-cell table:style-name="ce1" table:formula="of:=([.P52]/[.O52])*100" office:value-type="float" office:value="61.3678196413377" calcext:value-type="float">
            <text:p>61.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5" calcext:value-type="float">
            <text:p>15</text:p>
          </table:table-cell>
          <table:table-cell table:formula="of:=[.J18]" office:value-type="float" office:value="65665.5" calcext:value-type="float">
            <text:p>65665.5</text:p>
          </table:table-cell>
          <table:table-cell table:formula="of:=[.B18]" office:value-type="float" office:value="51273.9" calcext:value-type="float">
            <text:p>51273.9</text:p>
          </table:table-cell>
          <table:table-cell table:formula="of:=([.K53]/[.J53])*100" office:value-type="float" office:value="78.0834684880188" calcext:value-type="float">
            <text:p>78.1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1" table:formula="of:=[.M18]" office:value-type="float" office:value="74199.9" calcext:value-type="float">
            <text:p>74199.9</text:p>
          </table:table-cell>
          <table:table-cell table:style-name="ce1" table:formula="of:=[.E18]" office:value-type="float" office:value="44941.4" calcext:value-type="float">
            <text:p>44941.4</text:p>
          </table:table-cell>
          <table:table-cell table:style-name="ce1" table:formula="of:=([.P53]/[.O53])*100" office:value-type="float" office:value="60.5680061563425" calcext:value-type="float">
            <text:p>60.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office:value-type="float" office:value="16" calcext:value-type="float">
            <text:p>16</text:p>
          </table:table-cell>
          <table:table-cell table:formula="of:=[.J19]" office:value-type="float" office:value="65509.8" calcext:value-type="float">
            <text:p>65509.8</text:p>
          </table:table-cell>
          <table:table-cell table:formula="of:=[.B19]" office:value-type="float" office:value="48704.8" calcext:value-type="float">
            <text:p>48704.8</text:p>
          </table:table-cell>
          <table:table-cell table:formula="of:=([.K54]/[.J54])*100" office:value-type="float" office:value="74.3473495568602" calcext:value-type="float">
            <text:p>74.3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style-name="ce1" table:formula="of:=[.M19]" office:value-type="float" office:value="74312.2" calcext:value-type="float">
            <text:p>74312.2</text:p>
          </table:table-cell>
          <table:table-cell table:style-name="ce1" table:formula="of:=[.E19]" office:value-type="float" office:value="44797.8" calcext:value-type="float">
            <text:p>44797.8</text:p>
          </table:table-cell>
          <table:table-cell table:style-name="ce1" table:formula="of:=([.P54]/[.O54])*100" office:value-type="float" office:value="60.2832374764844" calcext:value-type="float">
            <text:p>60.3</text:p>
          </table:table-cell>
        </table:table-row>
      </table:table>
      <table:table table:name="DRAM" table:style-name="ta1">
        <table:shapes>
          <draw:frame draw:z-index="0" draw:style-name="gr1" draw:text-style-name="P1" svg:width="6.2988in" svg:height="3.5429in" svg:x="6.0559in" svg:y="0.7713in">
            <draw:object draw:notify-on-update-of-ranges="DRAM.B3:DRAM.B3 DRAM.B4:DRAM.B35 DRAM.C3:DRAM.C3 DRAM.C4:DRAM.C35 DRAM.D3:DRAM.D3 DRAM.D4:DRAM.D35 DRAM.E3:DRAM.E3 DRAM.E4:DRA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RAM STREAM, 100,000,000 element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3.5" calcext:value-type="float">
            <text:p>11673.5</text:p>
          </table:table-cell>
          <table:table-cell office:value-type="float" office:value="12180.6" calcext:value-type="float">
            <text:p>12180.6</text:p>
          </table:table-cell>
          <table:table-cell office:value-type="float" office:value="12799.4" calcext:value-type="float">
            <text:p>12799.4</text:p>
          </table:table-cell>
          <table:table-cell office:value-type="float" office:value="12745.3" calcext:value-type="float">
            <text:p>12745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95.1" calcext:value-type="float">
            <text:p>22995.1</text:p>
          </table:table-cell>
          <table:table-cell office:value-type="float" office:value="23892.4" calcext:value-type="float">
            <text:p>23892.4</text:p>
          </table:table-cell>
          <table:table-cell office:value-type="float" office:value="24637.1" calcext:value-type="float">
            <text:p>24637.1</text:p>
          </table:table-cell>
          <table:table-cell office:value-type="float" office:value="24807.8" calcext:value-type="float">
            <text:p>2480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54.9" calcext:value-type="float">
            <text:p>33554.9</text:p>
          </table:table-cell>
          <table:table-cell office:value-type="float" office:value="34206.9" calcext:value-type="float">
            <text:p>34206.9</text:p>
          </table:table-cell>
          <table:table-cell office:value-type="float" office:value="36248.9" calcext:value-type="float">
            <text:p>36248.9</text:p>
          </table:table-cell>
          <table:table-cell office:value-type="float" office:value="36070.7" calcext:value-type="float">
            <text:p>3607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17.3" calcext:value-type="float">
            <text:p>42917.3</text:p>
          </table:table-cell>
          <table:table-cell office:value-type="float" office:value="44315" calcext:value-type="float">
            <text:p>44315.0</text:p>
          </table:table-cell>
          <table:table-cell office:value-type="float" office:value="46759" calcext:value-type="float">
            <text:p>46759.0</text:p>
          </table:table-cell>
          <table:table-cell office:value-type="float" office:value="46333.7" calcext:value-type="float">
            <text:p>46333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260.9" calcext:value-type="float">
            <text:p>50260.9</text:p>
          </table:table-cell>
          <table:table-cell office:value-type="float" office:value="50853.1" calcext:value-type="float">
            <text:p>50853.1</text:p>
          </table:table-cell>
          <table:table-cell office:value-type="float" office:value="55574.9" calcext:value-type="float">
            <text:p>55574.9</text:p>
          </table:table-cell>
          <table:table-cell office:value-type="float" office:value="55784.3" calcext:value-type="float">
            <text:p>5578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612.5" calcext:value-type="float">
            <text:p>53612.5</text:p>
          </table:table-cell>
          <table:table-cell office:value-type="float" office:value="54305.3" calcext:value-type="float">
            <text:p>54305.3</text:p>
          </table:table-cell>
          <table:table-cell office:value-type="float" office:value="60174.4" calcext:value-type="float">
            <text:p>60174.4</text:p>
          </table:table-cell>
          <table:table-cell office:value-type="float" office:value="60129.4" calcext:value-type="float">
            <text:p>60129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100.8" calcext:value-type="float">
            <text:p>56100.8</text:p>
          </table:table-cell>
          <table:table-cell office:value-type="float" office:value="56671.2" calcext:value-type="float">
            <text:p>56671.2</text:p>
          </table:table-cell>
          <table:table-cell office:value-type="float" office:value="63670.6" calcext:value-type="float">
            <text:p>63670.6</text:p>
          </table:table-cell>
          <table:table-cell office:value-type="float" office:value="63425.1" calcext:value-type="float">
            <text:p>6342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554.6" calcext:value-type="float">
            <text:p>58554.6</text:p>
          </table:table-cell>
          <table:table-cell office:value-type="float" office:value="58888.6" calcext:value-type="float">
            <text:p>58888.6</text:p>
          </table:table-cell>
          <table:table-cell office:value-type="float" office:value="66348.1" calcext:value-type="float">
            <text:p>66348.1</text:p>
          </table:table-cell>
          <table:table-cell office:value-type="float" office:value="66607.5" calcext:value-type="float">
            <text:p>6660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491.7" calcext:value-type="float">
            <text:p>60491.7</text:p>
          </table:table-cell>
          <table:table-cell office:value-type="float" office:value="60947.7" calcext:value-type="float">
            <text:p>60947.7</text:p>
          </table:table-cell>
          <table:table-cell office:value-type="float" office:value="69059.1" calcext:value-type="float">
            <text:p>69059.1</text:p>
          </table:table-cell>
          <table:table-cell office:value-type="float" office:value="68923.9" calcext:value-type="float">
            <text:p>6892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242.2" calcext:value-type="float">
            <text:p>62242.2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1335.2" calcext:value-type="float">
            <text:p>71335.2</text:p>
          </table:table-cell>
          <table:table-cell office:value-type="float" office:value="70900.6" calcext:value-type="float">
            <text:p>7090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257.1" calcext:value-type="float">
            <text:p>64257.1</text:p>
          </table:table-cell>
          <table:table-cell office:value-type="float" office:value="64270.1" calcext:value-type="float">
            <text:p>64270.1</text:p>
          </table:table-cell>
          <table:table-cell office:value-type="float" office:value="72604" calcext:value-type="float">
            <text:p>72604.0</text:p>
          </table:table-cell>
          <table:table-cell office:value-type="float" office:value="71854.1" calcext:value-type="float">
            <text:p>71854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65611.6" calcext:value-type="float">
            <text:p>65611.6</text:p>
          </table:table-cell>
          <table:table-cell office:value-type="float" office:value="73973.6" calcext:value-type="float">
            <text:p>73973.6</text:p>
          </table:table-cell>
          <table:table-cell office:value-type="float" office:value="73866.7" calcext:value-type="float">
            <text:p>73866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48.8" calcext:value-type="float">
            <text:p>65648.8</text:p>
          </table:table-cell>
          <table:table-cell office:value-type="float" office:value="65805.9" calcext:value-type="float">
            <text:p>65805.9</text:p>
          </table:table-cell>
          <table:table-cell office:value-type="float" office:value="74285.3" calcext:value-type="float">
            <text:p>74285.3</text:p>
          </table:table-cell>
          <table:table-cell office:value-type="float" office:value="74204.8" calcext:value-type="float">
            <text:p>7420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606.5" calcext:value-type="float">
            <text:p>65606.5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74128.9" calcext:value-type="float">
            <text:p>74128.9</text:p>
          </table:table-cell>
          <table:table-cell office:value-type="float" office:value="74158.9" calcext:value-type="float">
            <text:p>74158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65.5" calcext:value-type="float">
            <text:p>65665.5</text:p>
          </table:table-cell>
          <table:table-cell office:value-type="float" office:value="65897.7" calcext:value-type="float">
            <text:p>65897.7</text:p>
          </table:table-cell>
          <table:table-cell office:value-type="float" office:value="73918.8" calcext:value-type="float">
            <text:p>73918.8</text:p>
          </table:table-cell>
          <table:table-cell office:value-type="float" office:value="74199.9" calcext:value-type="float">
            <text:p>74199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09.8" calcext:value-type="float">
            <text:p>65509.8</text:p>
          </table:table-cell>
          <table:table-cell office:value-type="float" office:value="65770.4" calcext:value-type="float">
            <text:p>65770.4</text:p>
          </table:table-cell>
          <table:table-cell office:value-type="float" office:value="73721.2" calcext:value-type="float">
            <text:p>73721.2</text:p>
          </table:table-cell>
          <table:table-cell office:value-type="float" office:value="74312.2" calcext:value-type="float">
            <text:p>7431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365.3" calcext:value-type="float">
            <text:p>55365.3</text:p>
          </table:table-cell>
          <table:table-cell office:value-type="float" office:value="58578.1" calcext:value-type="float">
            <text:p>58578.1</text:p>
          </table:table-cell>
          <table:table-cell office:value-type="float" office:value="63624.8" calcext:value-type="float">
            <text:p>63624.8</text:p>
          </table:table-cell>
          <table:table-cell office:value-type="float" office:value="64728.6" calcext:value-type="float">
            <text:p>64728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104.2" calcext:value-type="float">
            <text:p>57104.2</text:p>
          </table:table-cell>
          <table:table-cell office:value-type="float" office:value="59481.5" calcext:value-type="float">
            <text:p>59481.5</text:p>
          </table:table-cell>
          <table:table-cell office:value-type="float" office:value="65404" calcext:value-type="float">
            <text:p>65404.0</text:p>
          </table:table-cell>
          <table:table-cell office:value-type="float" office:value="62472.2" calcext:value-type="float">
            <text:p>6247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160.6" calcext:value-type="float">
            <text:p>59160.6</text:p>
          </table:table-cell>
          <table:table-cell office:value-type="float" office:value="59279.3" calcext:value-type="float">
            <text:p>59279.3</text:p>
          </table:table-cell>
          <table:table-cell office:value-type="float" office:value="64749.4" calcext:value-type="float">
            <text:p>64749.4</text:p>
          </table:table-cell>
          <table:table-cell office:value-type="float" office:value="68522.2" calcext:value-type="float">
            <text:p>68522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1453.3" calcext:value-type="float">
            <text:p>61453.3</text:p>
          </table:table-cell>
          <table:table-cell office:value-type="float" office:value="67489.5" calcext:value-type="float">
            <text:p>67489.5</text:p>
          </table:table-cell>
          <table:table-cell office:value-type="float" office:value="69020.7" calcext:value-type="float">
            <text:p>69020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62453.6" calcext:value-type="float">
            <text:p>62453.6</text:p>
          </table:table-cell>
          <table:table-cell office:value-type="float" office:value="68987.6" calcext:value-type="float">
            <text:p>68987.6</text:p>
          </table:table-cell>
          <table:table-cell office:value-type="float" office:value="69178.2" calcext:value-type="float">
            <text:p>69178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091.2" calcext:value-type="float">
            <text:p>63091.2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70173.6" calcext:value-type="float">
            <text:p>70173.6</text:p>
          </table:table-cell>
          <table:table-cell office:value-type="float" office:value="70239.2" calcext:value-type="float">
            <text:p>7023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737.2" calcext:value-type="float">
            <text:p>63737.2</text:p>
          </table:table-cell>
          <table:table-cell office:value-type="float" office:value="63887.6" calcext:value-type="float">
            <text:p>63887.6</text:p>
          </table:table-cell>
          <table:table-cell office:value-type="float" office:value="71195.5" calcext:value-type="float">
            <text:p>71195.5</text:p>
          </table:table-cell>
          <table:table-cell office:value-type="float" office:value="71235.8" calcext:value-type="float">
            <text:p>71235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056.6" calcext:value-type="float">
            <text:p>64056.6</text:p>
          </table:table-cell>
          <table:table-cell office:value-type="float" office:value="64108" calcext:value-type="float">
            <text:p>64108.0</text:p>
          </table:table-cell>
          <table:table-cell office:value-type="float" office:value="71629.1" calcext:value-type="float">
            <text:p>71629.1</text:p>
          </table:table-cell>
          <table:table-cell office:value-type="float" office:value="71669.4" calcext:value-type="float">
            <text:p>71669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601.7" calcext:value-type="float">
            <text:p>64601.7</text:p>
          </table:table-cell>
          <table:table-cell office:value-type="float" office:value="64685.7" calcext:value-type="float">
            <text:p>64685.7</text:p>
          </table:table-cell>
          <table:table-cell office:value-type="float" office:value="72282.9" calcext:value-type="float">
            <text:p>72282.9</text:p>
          </table:table-cell>
          <table:table-cell office:value-type="float" office:value="72167.3" calcext:value-type="float">
            <text:p>72167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824.5" calcext:value-type="float">
            <text:p>64824.5</text:p>
          </table:table-cell>
          <table:table-cell office:value-type="float" office:value="64850.8" calcext:value-type="float">
            <text:p>64850.8</text:p>
          </table:table-cell>
          <table:table-cell office:value-type="float" office:value="72729.4" calcext:value-type="float">
            <text:p>72729.4</text:p>
          </table:table-cell>
          <table:table-cell office:value-type="float" office:value="72623.9" calcext:value-type="float">
            <text:p>72623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706.3" calcext:value-type="float">
            <text:p>64706.3</text:p>
          </table:table-cell>
          <table:table-cell office:value-type="float" office:value="64890.3" calcext:value-type="float">
            <text:p>64890.3</text:p>
          </table:table-cell>
          <table:table-cell office:value-type="float" office:value="72444.1" calcext:value-type="float">
            <text:p>72444.1</text:p>
          </table:table-cell>
          <table:table-cell office:value-type="float" office:value="72525.6" calcext:value-type="float">
            <text:p>72525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654.6" calcext:value-type="float">
            <text:p>64654.6</text:p>
          </table:table-cell>
          <table:table-cell office:value-type="float" office:value="64743.1" calcext:value-type="float">
            <text:p>64743.1</text:p>
          </table:table-cell>
          <table:table-cell office:value-type="float" office:value="72586.7" calcext:value-type="float">
            <text:p>72586.7</text:p>
          </table:table-cell>
          <table:table-cell office:value-type="float" office:value="72656.9" calcext:value-type="float">
            <text:p>72656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827" calcext:value-type="float">
            <text:p>64827.0</text:p>
          </table:table-cell>
          <table:table-cell office:value-type="float" office:value="64750.6" calcext:value-type="float">
            <text:p>64750.6</text:p>
          </table:table-cell>
          <table:table-cell office:value-type="float" office:value="72505.7" calcext:value-type="float">
            <text:p>72505.7</text:p>
          </table:table-cell>
          <table:table-cell office:value-type="float" office:value="72481.2" calcext:value-type="float">
            <text:p>72481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589.2" calcext:value-type="float">
            <text:p>64589.2</text:p>
          </table:table-cell>
          <table:table-cell office:value-type="float" office:value="64659.6" calcext:value-type="float">
            <text:p>64659.6</text:p>
          </table:table-cell>
          <table:table-cell office:value-type="float" office:value="72453" calcext:value-type="float">
            <text:p>72453.0</text:p>
          </table:table-cell>
          <table:table-cell office:value-type="float" office:value="72472.8" calcext:value-type="float">
            <text:p>72472.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703.8" calcext:value-type="float">
            <text:p>64703.8</text:p>
          </table:table-cell>
          <table:table-cell office:value-type="float" office:value="64714.4" calcext:value-type="float">
            <text:p>64714.4</text:p>
          </table:table-cell>
          <table:table-cell office:value-type="float" office:value="72531.8" calcext:value-type="float">
            <text:p>72531.8</text:p>
          </table:table-cell>
          <table:table-cell office:value-type="float" office:value="72356.7" calcext:value-type="float">
            <text:p>72356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610.4" calcext:value-type="float">
            <text:p>64610.4</text:p>
          </table:table-cell>
          <table:table-cell office:value-type="float" office:value="64721.9" calcext:value-type="float">
            <text:p>64721.9</text:p>
          </table:table-cell>
          <table:table-cell office:value-type="float" office:value="72459.3" calcext:value-type="float">
            <text:p>72459.3</text:p>
          </table:table-cell>
          <table:table-cell office:value-type="float" office:value="72212.9" calcext:value-type="float">
            <text:p>72212.9</text:p>
          </table:table-cell>
        </table:table-row>
      </table:table>
      <table:table table:name="20GB" table:style-name="ta1">
        <table:shapes>
          <draw:frame draw:z-index="0" draw:style-name="gr1" draw:text-style-name="P1" svg:width="6.2988in" svg:height="3.5429in" svg:x="6.0126in" svg:y="1.4406in">
            <draw:object draw:notify-on-update-of-ranges="20GB.B2:20GB.B2 20GB.B3:20GB.B34 20GB.C2:20GB.C2 20GB.C3:20GB.C34 20GB.D2:20GB.D2 20GB.D3:20GB.D34 20GB.E2:20GB.E2 20GB.E3:20GB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NVM STREAM, 2,000,000,000 element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4.5" calcext:value-type="float">
            <text:p>1534.5</text:p>
          </table:table-cell>
          <table:table-cell office:value-type="float" office:value="2269.9" calcext:value-type="float">
            <text:p>2269.9</text:p>
          </table:table-cell>
          <table:table-cell office:value-type="float" office:value="2175.4" calcext:value-type="float">
            <text:p>2175.4</text:p>
          </table:table-cell>
          <table:table-cell office:value-type="float" office:value="2325.7" calcext:value-type="float">
            <text:p>2325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6.1" calcext:value-type="float">
            <text:p>2196.1</text:p>
          </table:table-cell>
          <table:table-cell office:value-type="float" office:value="2560.9" calcext:value-type="float">
            <text:p>2560.9</text:p>
          </table:table-cell>
          <table:table-cell office:value-type="float" office:value="6801.6" calcext:value-type="float">
            <text:p>6801.6</text:p>
          </table:table-cell>
          <table:table-cell office:value-type="float" office:value="3216.8" calcext:value-type="float">
            <text:p>321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32.2" calcext:value-type="float">
            <text:p>6432.2</text:p>
          </table:table-cell>
          <table:table-cell office:value-type="float" office:value="10650" calcext:value-type="float">
            <text:p>10650.0</text:p>
          </table:table-cell>
          <table:table-cell office:value-type="float" office:value="10198.8" calcext:value-type="float">
            <text:p>10198.8</text:p>
          </table:table-cell>
          <table:table-cell office:value-type="float" office:value="9404.2" calcext:value-type="float">
            <text:p>940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07.8" calcext:value-type="float">
            <text:p>8307.8</text:p>
          </table:table-cell>
          <table:table-cell office:value-type="float" office:value="12921.3" calcext:value-type="float">
            <text:p>12921.3</text:p>
          </table:table-cell>
          <table:table-cell office:value-type="float" office:value="13213.3" calcext:value-type="float">
            <text:p>13213.3</text:p>
          </table:table-cell>
          <table:table-cell office:value-type="float" office:value="11562.8" calcext:value-type="float">
            <text:p>1156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42.1" calcext:value-type="float">
            <text:p>9942.1</text:p>
          </table:table-cell>
          <table:table-cell office:value-type="float" office:value="18827.1" calcext:value-type="float">
            <text:p>18827.1</text:p>
          </table:table-cell>
          <table:table-cell office:value-type="float" office:value="17788.5" calcext:value-type="float">
            <text:p>17788.5</text:p>
          </table:table-cell>
          <table:table-cell office:value-type="float" office:value="16620.8" calcext:value-type="float">
            <text:p>1662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48.5" calcext:value-type="float">
            <text:p>11548.5</text:p>
          </table:table-cell>
          <table:table-cell office:value-type="float" office:value="19840.6" calcext:value-type="float">
            <text:p>19840.6</text:p>
          </table:table-cell>
          <table:table-cell office:value-type="float" office:value="19084.3" calcext:value-type="float">
            <text:p>19084.3</text:p>
          </table:table-cell>
          <table:table-cell office:value-type="float" office:value="18638" calcext:value-type="float">
            <text:p>1863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49.5" calcext:value-type="float">
            <text:p>14049.5</text:p>
          </table:table-cell>
          <table:table-cell office:value-type="float" office:value="23887.1" calcext:value-type="float">
            <text:p>23887.1</text:p>
          </table:table-cell>
          <table:table-cell office:value-type="float" office:value="22385.9" calcext:value-type="float">
            <text:p>22385.9</text:p>
          </table:table-cell>
          <table:table-cell office:value-type="float" office:value="21206.7" calcext:value-type="float">
            <text:p>2120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26.7" calcext:value-type="float">
            <text:p>15926.7</text:p>
          </table:table-cell>
          <table:table-cell office:value-type="float" office:value="26563.6" calcext:value-type="float">
            <text:p>26563.6</text:p>
          </table:table-cell>
          <table:table-cell office:value-type="float" office:value="25914.3" calcext:value-type="float">
            <text:p>25914.3</text:p>
          </table:table-cell>
          <table:table-cell office:value-type="float" office:value="23795.2" calcext:value-type="float">
            <text:p>2379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73.7" calcext:value-type="float">
            <text:p>18073.7</text:p>
          </table:table-cell>
          <table:table-cell office:value-type="float" office:value="30424.5" calcext:value-type="float">
            <text:p>30424.5</text:p>
          </table:table-cell>
          <table:table-cell office:value-type="float" office:value="29111.7" calcext:value-type="float">
            <text:p>29111.7</text:p>
          </table:table-cell>
          <table:table-cell office:value-type="float" office:value="27281.1" calcext:value-type="float">
            <text:p>2728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4.2" calcext:value-type="float">
            <text:p>20054.2</text:p>
          </table:table-cell>
          <table:table-cell office:value-type="float" office:value="34149" calcext:value-type="float">
            <text:p>34149.0</text:p>
          </table:table-cell>
          <table:table-cell office:value-type="float" office:value="32817" calcext:value-type="float">
            <text:p>32817.0</text:p>
          </table:table-cell>
          <table:table-cell office:value-type="float" office:value="30627.3" calcext:value-type="float">
            <text:p>3062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08.7" calcext:value-type="float">
            <text:p>22908.7</text:p>
          </table:table-cell>
          <table:table-cell office:value-type="float" office:value="39059.6" calcext:value-type="float">
            <text:p>39059.6</text:p>
          </table:table-cell>
          <table:table-cell office:value-type="float" office:value="37225.2" calcext:value-type="float">
            <text:p>37225.2</text:p>
          </table:table-cell>
          <table:table-cell office:value-type="float" office:value="33025.5" calcext:value-type="float">
            <text:p>3302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306.5" calcext:value-type="float">
            <text:p>23306.5</text:p>
          </table:table-cell>
          <table:table-cell office:value-type="float" office:value="40364.1" calcext:value-type="float">
            <text:p>40364.1</text:p>
          </table:table-cell>
          <table:table-cell office:value-type="float" office:value="39846.6" calcext:value-type="float">
            <text:p>39846.6</text:p>
          </table:table-cell>
          <table:table-cell office:value-type="float" office:value="36301.7" calcext:value-type="float">
            <text:p>3630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41.5" calcext:value-type="float">
            <text:p>26541.5</text:p>
          </table:table-cell>
          <table:table-cell office:value-type="float" office:value="43092.4" calcext:value-type="float">
            <text:p>43092.4</text:p>
          </table:table-cell>
          <table:table-cell office:value-type="float" office:value="43114.6" calcext:value-type="float">
            <text:p>43114.6</text:p>
          </table:table-cell>
          <table:table-cell office:value-type="float" office:value="40241.1" calcext:value-type="float">
            <text:p>4024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994.7" calcext:value-type="float">
            <text:p>28994.7</text:p>
          </table:table-cell>
          <table:table-cell office:value-type="float" office:value="41673.4" calcext:value-type="float">
            <text:p>41673.4</text:p>
          </table:table-cell>
          <table:table-cell office:value-type="float" office:value="46557.7" calcext:value-type="float">
            <text:p>46557.7</text:p>
          </table:table-cell>
          <table:table-cell office:value-type="float" office:value="42332.3" calcext:value-type="float">
            <text:p>4233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28.7" calcext:value-type="float">
            <text:p>28128.7</text:p>
          </table:table-cell>
          <table:table-cell office:value-type="float" office:value="45687.3" calcext:value-type="float">
            <text:p>45687.3</text:p>
          </table:table-cell>
          <table:table-cell office:value-type="float" office:value="43216.7" calcext:value-type="float">
            <text:p>43216.7</text:p>
          </table:table-cell>
          <table:table-cell office:value-type="float" office:value="38941.2" calcext:value-type="float">
            <text:p>3894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851.8" calcext:value-type="float">
            <text:p>29851.8</text:p>
          </table:table-cell>
          <table:table-cell office:value-type="float" office:value="47268.3" calcext:value-type="float">
            <text:p>47268.3</text:p>
          </table:table-cell>
          <table:table-cell office:value-type="float" office:value="43722.5" calcext:value-type="float">
            <text:p>43722.5</text:p>
          </table:table-cell>
          <table:table-cell office:value-type="float" office:value="36094.5" calcext:value-type="float">
            <text:p>3609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868.8" calcext:value-type="float">
            <text:p>23868.8</text:p>
          </table:table-cell>
          <table:table-cell office:value-type="float" office:value="39847.9" calcext:value-type="float">
            <text:p>39847.9</text:p>
          </table:table-cell>
          <table:table-cell office:value-type="float" office:value="36990.4" calcext:value-type="float">
            <text:p>36990.4</text:p>
          </table:table-cell>
          <table:table-cell office:value-type="float" office:value="34928.9" calcext:value-type="float">
            <text:p>34928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82.8" calcext:value-type="float">
            <text:p>25482.8</text:p>
          </table:table-cell>
          <table:table-cell office:value-type="float" office:value="40696.9" calcext:value-type="float">
            <text:p>40696.9</text:p>
          </table:table-cell>
          <table:table-cell office:value-type="float" office:value="39725.1" calcext:value-type="float">
            <text:p>39725.1</text:p>
          </table:table-cell>
          <table:table-cell office:value-type="float" office:value="35272.5" calcext:value-type="float">
            <text:p>3527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951.3" calcext:value-type="float">
            <text:p>25951.3</text:p>
          </table:table-cell>
          <table:table-cell office:value-type="float" office:value="42525.3" calcext:value-type="float">
            <text:p>42525.3</text:p>
          </table:table-cell>
          <table:table-cell office:value-type="float" office:value="41027.2" calcext:value-type="float">
            <text:p>41027.2</text:p>
          </table:table-cell>
          <table:table-cell office:value-type="float" office:value="37471.4" calcext:value-type="float">
            <text:p>37471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299.6" calcext:value-type="float">
            <text:p>28299.6</text:p>
          </table:table-cell>
          <table:table-cell office:value-type="float" office:value="45874.7" calcext:value-type="float">
            <text:p>45874.7</text:p>
          </table:table-cell>
          <table:table-cell office:value-type="float" office:value="43539.6" calcext:value-type="float">
            <text:p>43539.6</text:p>
          </table:table-cell>
          <table:table-cell office:value-type="float" office:value="41503.7" calcext:value-type="float">
            <text:p>41503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401.9" calcext:value-type="float">
            <text:p>28401.9</text:p>
          </table:table-cell>
          <table:table-cell office:value-type="float" office:value="46766.1" calcext:value-type="float">
            <text:p>46766.1</text:p>
          </table:table-cell>
          <table:table-cell office:value-type="float" office:value="44525.5" calcext:value-type="float">
            <text:p>44525.5</text:p>
          </table:table-cell>
          <table:table-cell office:value-type="float" office:value="41259.7" calcext:value-type="float">
            <text:p>41259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668.6" calcext:value-type="float">
            <text:p>28668.6</text:p>
          </table:table-cell>
          <table:table-cell office:value-type="float" office:value="48732.7" calcext:value-type="float">
            <text:p>48732.7</text:p>
          </table:table-cell>
          <table:table-cell office:value-type="float" office:value="44690.3" calcext:value-type="float">
            <text:p>44690.3</text:p>
          </table:table-cell>
          <table:table-cell office:value-type="float" office:value="42046.9" calcext:value-type="float">
            <text:p>42046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773.1" calcext:value-type="float">
            <text:p>29773.1</text:p>
          </table:table-cell>
          <table:table-cell office:value-type="float" office:value="45643.1" calcext:value-type="float">
            <text:p>45643.1</text:p>
          </table:table-cell>
          <table:table-cell office:value-type="float" office:value="42763.8" calcext:value-type="float">
            <text:p>42763.8</text:p>
          </table:table-cell>
          <table:table-cell office:value-type="float" office:value="39977.5" calcext:value-type="float">
            <text:p>39977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302.6" calcext:value-type="float">
            <text:p>29302.6</text:p>
          </table:table-cell>
          <table:table-cell office:value-type="float" office:value="42847.3" calcext:value-type="float">
            <text:p>42847.3</text:p>
          </table:table-cell>
          <table:table-cell office:value-type="float" office:value="44418.7" calcext:value-type="float">
            <text:p>44418.7</text:p>
          </table:table-cell>
          <table:table-cell office:value-type="float" office:value="41323.7" calcext:value-type="float">
            <text:p>4132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173.6" calcext:value-type="float">
            <text:p>29173.6</text:p>
          </table:table-cell>
          <table:table-cell office:value-type="float" office:value="45911.8" calcext:value-type="float">
            <text:p>45911.8</text:p>
          </table:table-cell>
          <table:table-cell office:value-type="float" office:value="44880.7" calcext:value-type="float">
            <text:p>44880.7</text:p>
          </table:table-cell>
          <table:table-cell office:value-type="float" office:value="42645.2" calcext:value-type="float">
            <text:p>42645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36.8" calcext:value-type="float">
            <text:p>28936.8</text:p>
          </table:table-cell>
          <table:table-cell office:value-type="float" office:value="47565.8" calcext:value-type="float">
            <text:p>47565.8</text:p>
          </table:table-cell>
          <table:table-cell office:value-type="float" office:value="45983.8" calcext:value-type="float">
            <text:p>45983.8</text:p>
          </table:table-cell>
          <table:table-cell office:value-type="float" office:value="42203.4" calcext:value-type="float">
            <text:p>42203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14.1" calcext:value-type="float">
            <text:p>29714.1</text:p>
          </table:table-cell>
          <table:table-cell office:value-type="float" office:value="50534.2" calcext:value-type="float">
            <text:p>50534.2</text:p>
          </table:table-cell>
          <table:table-cell office:value-type="float" office:value="46335.5" calcext:value-type="float">
            <text:p>46335.5</text:p>
          </table:table-cell>
          <table:table-cell office:value-type="float" office:value="43239.9" calcext:value-type="float">
            <text:p>43239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421.9" calcext:value-type="float">
            <text:p>31421.9</text:p>
          </table:table-cell>
          <table:table-cell office:value-type="float" office:value="53229.2" calcext:value-type="float">
            <text:p>53229.2</text:p>
          </table:table-cell>
          <table:table-cell office:value-type="float" office:value="48906.1" calcext:value-type="float">
            <text:p>48906.1</text:p>
          </table:table-cell>
          <table:table-cell office:value-type="float" office:value="45456.2" calcext:value-type="float">
            <text:p>4545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37" calcext:value-type="float">
            <text:p>32937.0</text:p>
          </table:table-cell>
          <table:table-cell office:value-type="float" office:value="54783.3" calcext:value-type="float">
            <text:p>54783.3</text:p>
          </table:table-cell>
          <table:table-cell office:value-type="float" office:value="53012.2" calcext:value-type="float">
            <text:p>53012.2</text:p>
          </table:table-cell>
          <table:table-cell office:value-type="float" office:value="46619.2" calcext:value-type="float">
            <text:p>46619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82.5" calcext:value-type="float">
            <text:p>34182.5</text:p>
          </table:table-cell>
          <table:table-cell office:value-type="float" office:value="56887.2" calcext:value-type="float">
            <text:p>56887.2</text:p>
          </table:table-cell>
          <table:table-cell office:value-type="float" office:value="54071.7" calcext:value-type="float">
            <text:p>54071.7</text:p>
          </table:table-cell>
          <table:table-cell office:value-type="float" office:value="34449.6" calcext:value-type="float">
            <text:p>34449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35.9" calcext:value-type="float">
            <text:p>35035.9</text:p>
          </table:table-cell>
          <table:table-cell office:value-type="float" office:value="54007.4" calcext:value-type="float">
            <text:p>54007.4</text:p>
          </table:table-cell>
          <table:table-cell office:value-type="float" office:value="50137.1" calcext:value-type="float">
            <text:p>50137.1</text:p>
          </table:table-cell>
          <table:table-cell office:value-type="float" office:value="46001.1" calcext:value-type="float">
            <text:p>46001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57" calcext:value-type="float">
            <text:p>29957.0</text:p>
          </table:table-cell>
          <table:table-cell office:value-type="float" office:value="50851.2" calcext:value-type="float">
            <text:p>50851.2</text:p>
          </table:table-cell>
          <table:table-cell office:value-type="float" office:value="43928.3" calcext:value-type="float">
            <text:p>43928.3</text:p>
          </table:table-cell>
          <table:table-cell office:value-type="float" office:value="43147.4" calcext:value-type="float">
            <text:p>4314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5:23:36.393610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26:09.580195252</meta:creation-date>
    <dc:date>2021-11-08T20:23:27.682653583</dc:date>
    <meta:editing-duration>PT4H12M54S</meta:editing-duration>
    <meta:editing-cycles>7</meta:editing-cycles>
    <meta:generator>LibreOffice/7.0.6.2$Linux_X86_64 LibreOffice_project/00$Build-2</meta:generator>
    <meta:document-statistic meta:table-count="3" meta:cell-count="81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038cm" svg:y="1.275cm" chart:style-name="ch3">
          <text:p>100,000,000 elements</text:p>
        </chart:subtitle>
        <chart:legend chart:legend-position="end" svg:x="13.783cm" svg:y="3.454cm" style:legend-expansion="high" chart:style-name="ch4"/>
        <chart:plot-area chart:style-name="ch5" table:cell-range-address="'100''000''000'.B3:'100''000''000'.E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B4:'100''000''000'.B35" chart:label-cell-address="'100''000''000'.B3:'100''000''000'.B3" chart:class="chart:line">
            <chart:data-point chart:repeated="32"/>
          </chart:series>
          <chart:series chart:style-name="ch11" chart:values-cell-range-address="'100''000''000'.C4:'100''000''000'.C35" chart:label-cell-address="'100''000''000'.C3:'100''000''000'.C3" chart:class="chart:line">
            <chart:data-point chart:repeated="32"/>
          </chart:series>
          <chart:series chart:style-name="ch12" chart:values-cell-range-address="'100''000''000'.D4:'100''000''000'.D35" chart:label-cell-address="'100''000''000'.D3:'100''000''000'.D3" chart:class="chart:line">
            <chart:data-point chart:repeated="32"/>
          </chart:series>
          <chart:series chart:style-name="ch13" chart:values-cell-range-address="'100''000''000'.E4:'100''000''000'.E35" chart:label-cell-address="'100''000''000'.E3:'100''000''000'.E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B3:'100''000''000'.B3</svg:desc>
                </draw:g>
              </table:table-cell>
              <table:table-cell office:value-type="string">
                <text:p>Scale</text:p>
                <draw:g>
                  <svg:desc>'100''000''000'.C3:'100''000''000'.C3</svg:desc>
                </draw:g>
              </table:table-cell>
              <table:table-cell office:value-type="string">
                <text:p>Add</text:p>
                <draw:g>
                  <svg:desc>'100''000''000'.D3:'100''000''000'.D3</svg:desc>
                </draw:g>
              </table:table-cell>
              <table:table-cell office:value-type="string">
                <text:p>Triad</text:p>
                <draw:g>
                  <svg:desc>'100''000''000'.E3:'100''000''000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36.7">
                <text:p>5036.7</text:p>
                <draw:g>
                  <svg:desc>'100''000''000'.B4:'100''000''000'.B35</svg:desc>
                </draw:g>
              </table:table-cell>
              <table:table-cell office:value-type="float" office:value="4026.4">
                <text:p>4026.4</text:p>
                <draw:g>
                  <svg:desc>'100''000''000'.C4:'100''000''000'.C35</svg:desc>
                </draw:g>
              </table:table-cell>
              <table:table-cell office:value-type="float" office:value="5151.3">
                <text:p>5151.3</text:p>
                <draw:g>
                  <svg:desc>'100''000''000'.D4:'100''000''000'.D35</svg:desc>
                </draw:g>
              </table:table-cell>
              <table:table-cell office:value-type="float" office:value="4956">
                <text:p>4956</text:p>
                <draw:g>
                  <svg:desc>'100''000''000'.E4:'100''000''000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70.2">
                <text:p>11970.2</text:p>
              </table:table-cell>
              <table:table-cell office:value-type="float" office:value="8616.8">
                <text:p>8616.8</text:p>
              </table:table-cell>
              <table:table-cell office:value-type="float" office:value="10120.7">
                <text:p>10120.7</text:p>
              </table:table-cell>
              <table:table-cell office:value-type="float" office:value="8515.8">
                <text:p>851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15.1">
                <text:p>12715.1</text:p>
              </table:table-cell>
              <table:table-cell office:value-type="float" office:value="8903.4">
                <text:p>8903.4</text:p>
              </table:table-cell>
              <table:table-cell office:value-type="float" office:value="9972.6">
                <text:p>9972.6</text:p>
              </table:table-cell>
              <table:table-cell office:value-type="float" office:value="10085">
                <text:p>10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49.6">
                <text:p>16349.6</text:p>
              </table:table-cell>
              <table:table-cell office:value-type="float" office:value="11266.2">
                <text:p>11266.2</text:p>
              </table:table-cell>
              <table:table-cell office:value-type="float" office:value="12922.7">
                <text:p>12922.7</text:p>
              </table:table-cell>
              <table:table-cell office:value-type="float" office:value="13474.2">
                <text:p>1347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35">
                <text:p>20935</text:p>
              </table:table-cell>
              <table:table-cell office:value-type="float" office:value="14924.3">
                <text:p>14924.3</text:p>
              </table:table-cell>
              <table:table-cell office:value-type="float" office:value="17282.1">
                <text:p>17282.1</text:p>
              </table:table-cell>
              <table:table-cell office:value-type="float" office:value="18050.7">
                <text:p>1805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19.7">
                <text:p>23119.7</text:p>
              </table:table-cell>
              <table:table-cell office:value-type="float" office:value="16381.2">
                <text:p>16381.2</text:p>
              </table:table-cell>
              <table:table-cell office:value-type="float" office:value="18887.2">
                <text:p>18887.2</text:p>
              </table:table-cell>
              <table:table-cell office:value-type="float" office:value="19859.8">
                <text:p>1985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94.5">
                <text:p>28694.5</text:p>
              </table:table-cell>
              <table:table-cell office:value-type="float" office:value="20320">
                <text:p>20320</text:p>
              </table:table-cell>
              <table:table-cell office:value-type="float" office:value="23509.8">
                <text:p>23509.8</text:p>
              </table:table-cell>
              <table:table-cell office:value-type="float" office:value="24824.9">
                <text:p>2482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04.6">
                <text:p>32104.6</text:p>
              </table:table-cell>
              <table:table-cell office:value-type="float" office:value="23082">
                <text:p>23082</text:p>
              </table:table-cell>
              <table:table-cell office:value-type="float" office:value="26744.5">
                <text:p>26744.5</text:p>
              </table:table-cell>
              <table:table-cell office:value-type="float" office:value="27255.4">
                <text:p>2725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491.8">
                <text:p>37491.8</text:p>
              </table:table-cell>
              <table:table-cell office:value-type="float" office:value="26450.3">
                <text:p>26450.3</text:p>
              </table:table-cell>
              <table:table-cell office:value-type="float" office:value="30517.3">
                <text:p>30517.3</text:p>
              </table:table-cell>
              <table:table-cell office:value-type="float" office:value="32194.4">
                <text:p>3219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94.8">
                <text:p>41394.8</text:p>
              </table:table-cell>
              <table:table-cell office:value-type="float" office:value="29897.7">
                <text:p>29897.7</text:p>
              </table:table-cell>
              <table:table-cell office:value-type="float" office:value="34575.6">
                <text:p>34575.6</text:p>
              </table:table-cell>
              <table:table-cell office:value-type="float" office:value="35671.3">
                <text:p>3567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56.8">
                <text:p>44856.8</text:p>
              </table:table-cell>
              <table:table-cell office:value-type="float" office:value="32659.1">
                <text:p>32659.1</text:p>
              </table:table-cell>
              <table:table-cell office:value-type="float" office:value="37032.5">
                <text:p>37032.5</text:p>
              </table:table-cell>
              <table:table-cell office:value-type="float" office:value="38714.6">
                <text:p>3871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95.1">
                <text:p>44695.1</text:p>
              </table:table-cell>
              <table:table-cell office:value-type="float" office:value="33848.9">
                <text:p>33848.9</text:p>
              </table:table-cell>
              <table:table-cell office:value-type="float" office:value="39292.6">
                <text:p>39292.6</text:p>
              </table:table-cell>
              <table:table-cell office:value-type="float" office:value="40625.8">
                <text:p>4062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77.9">
                <text:p>47377.9</text:p>
              </table:table-cell>
              <table:table-cell office:value-type="float" office:value="36377.7">
                <text:p>36377.7</text:p>
              </table:table-cell>
              <table:table-cell office:value-type="float" office:value="42050.6">
                <text:p>42050.6</text:p>
              </table:table-cell>
              <table:table-cell office:value-type="float" office:value="43542.1">
                <text:p>4354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853.3">
                <text:p>48853.3</text:p>
              </table:table-cell>
              <table:table-cell office:value-type="float" office:value="38589.6">
                <text:p>38589.6</text:p>
              </table:table-cell>
              <table:table-cell office:value-type="float" office:value="44440.4">
                <text:p>44440.4</text:p>
              </table:table-cell>
              <table:table-cell office:value-type="float" office:value="45509.7">
                <text:p>4550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273.9">
                <text:p>51273.9</text:p>
              </table:table-cell>
              <table:table-cell office:value-type="float" office:value="41662.3">
                <text:p>41662.3</text:p>
              </table:table-cell>
              <table:table-cell office:value-type="float" office:value="44663.6">
                <text:p>44663.6</text:p>
              </table:table-cell>
              <table:table-cell office:value-type="float" office:value="44941.4">
                <text:p>4494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04.8">
                <text:p>48704.8</text:p>
              </table:table-cell>
              <table:table-cell office:value-type="float" office:value="39592.3">
                <text:p>39592.3</text:p>
              </table:table-cell>
              <table:table-cell office:value-type="float" office:value="43615.7">
                <text:p>43615.7</text:p>
              </table:table-cell>
              <table:table-cell office:value-type="float" office:value="44797.8">
                <text:p>4479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38.9">
                <text:p>33638.9</text:p>
              </table:table-cell>
              <table:table-cell office:value-type="float" office:value="23842.9">
                <text:p>23842.9</text:p>
              </table:table-cell>
              <table:table-cell office:value-type="float" office:value="29161.2">
                <text:p>29161.2</text:p>
              </table:table-cell>
              <table:table-cell office:value-type="float" office:value="37024.5">
                <text:p>3702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712.5">
                <text:p>33712.5</text:p>
              </table:table-cell>
              <table:table-cell office:value-type="float" office:value="27466.9">
                <text:p>27466.9</text:p>
              </table:table-cell>
              <table:table-cell office:value-type="float" office:value="37166.7">
                <text:p>37166.7</text:p>
              </table:table-cell>
              <table:table-cell office:value-type="float" office:value="32095.5">
                <text:p>3209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73.6">
                <text:p>38073.6</text:p>
              </table:table-cell>
              <table:table-cell office:value-type="float" office:value="30095">
                <text:p>30095</text:p>
              </table:table-cell>
              <table:table-cell office:value-type="float" office:value="34539.9">
                <text:p>34539.9</text:p>
              </table:table-cell>
              <table:table-cell office:value-type="float" office:value="34835.6">
                <text:p>3483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27.1">
                <text:p>26627.1</text:p>
              </table:table-cell>
              <table:table-cell office:value-type="float" office:value="20307.7">
                <text:p>20307.7</text:p>
              </table:table-cell>
              <table:table-cell office:value-type="float" office:value="24445.4">
                <text:p>24445.4</text:p>
              </table:table-cell>
              <table:table-cell office:value-type="float" office:value="21617.2">
                <text:p>21617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575.9">
                <text:p>41575.9</text:p>
              </table:table-cell>
              <table:table-cell office:value-type="float" office:value="33180.5">
                <text:p>33180.5</text:p>
              </table:table-cell>
              <table:table-cell office:value-type="float" office:value="40777.5">
                <text:p>40777.5</text:p>
              </table:table-cell>
              <table:table-cell office:value-type="float" office:value="38727.8">
                <text:p>3872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78.1">
                <text:p>43078.1</text:p>
              </table:table-cell>
              <table:table-cell office:value-type="float" office:value="34787.1">
                <text:p>34787.1</text:p>
              </table:table-cell>
              <table:table-cell office:value-type="float" office:value="38100.6">
                <text:p>38100.6</text:p>
              </table:table-cell>
              <table:table-cell office:value-type="float" office:value="40516.5">
                <text:p>4051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306.5">
                <text:p>44306.5</text:p>
              </table:table-cell>
              <table:table-cell office:value-type="float" office:value="36409.9">
                <text:p>36409.9</text:p>
              </table:table-cell>
              <table:table-cell office:value-type="float" office:value="44583.9">
                <text:p>44583.9</text:p>
              </table:table-cell>
              <table:table-cell office:value-type="float" office:value="42289.1">
                <text:p>42289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679.1">
                <text:p>44679.1</text:p>
              </table:table-cell>
              <table:table-cell office:value-type="float" office:value="35595.9">
                <text:p>35595.9</text:p>
              </table:table-cell>
              <table:table-cell office:value-type="float" office:value="40602.3">
                <text:p>40602.3</text:p>
              </table:table-cell>
              <table:table-cell office:value-type="float" office:value="40671.9">
                <text:p>4067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327.4">
                <text:p>47327.4</text:p>
              </table:table-cell>
              <table:table-cell office:value-type="float" office:value="35824.6">
                <text:p>35824.6</text:p>
              </table:table-cell>
              <table:table-cell office:value-type="float" office:value="41718.8">
                <text:p>41718.8</text:p>
              </table:table-cell>
              <table:table-cell office:value-type="float" office:value="40939.5">
                <text:p>40939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85.6">
                <text:p>46085.6</text:p>
              </table:table-cell>
              <table:table-cell office:value-type="float" office:value="36378.7">
                <text:p>36378.7</text:p>
              </table:table-cell>
              <table:table-cell office:value-type="float" office:value="46893.2">
                <text:p>46893.2</text:p>
              </table:table-cell>
              <table:table-cell office:value-type="float" office:value="45583.9">
                <text:p>4558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237.8">
                <text:p>48237.8</text:p>
              </table:table-cell>
              <table:table-cell office:value-type="float" office:value="37579.8">
                <text:p>37579.8</text:p>
              </table:table-cell>
              <table:table-cell office:value-type="float" office:value="49538.8">
                <text:p>49538.8</text:p>
              </table:table-cell>
              <table:table-cell office:value-type="float" office:value="45762.3">
                <text:p>4576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507.7">
                <text:p>43507.7</text:p>
              </table:table-cell>
              <table:table-cell office:value-type="float" office:value="28391.9">
                <text:p>28391.9</text:p>
              </table:table-cell>
              <table:table-cell office:value-type="float" office:value="32673.6">
                <text:p>32673.6</text:p>
              </table:table-cell>
              <table:table-cell office:value-type="float" office:value="31051.1">
                <text:p>31051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562">
                <text:p>46562</text:p>
              </table:table-cell>
              <table:table-cell office:value-type="float" office:value="37710.1">
                <text:p>37710.1</text:p>
              </table:table-cell>
              <table:table-cell office:value-type="float" office:value="49211.6">
                <text:p>49211.6</text:p>
              </table:table-cell>
              <table:table-cell office:value-type="float" office:value="47533.4">
                <text:p>4753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188.7">
                <text:p>45188.7</text:p>
              </table:table-cell>
              <table:table-cell office:value-type="float" office:value="39833.6">
                <text:p>39833.6</text:p>
              </table:table-cell>
              <table:table-cell office:value-type="float" office:value="45820.8">
                <text:p>45820.8</text:p>
              </table:table-cell>
              <table:table-cell office:value-type="float" office:value="47210.6">
                <text:p>4721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11.6">
                <text:p>46011.6</text:p>
              </table:table-cell>
              <table:table-cell office:value-type="float" office:value="39429.2">
                <text:p>39429.2</text:p>
              </table:table-cell>
              <table:table-cell office:value-type="float" office:value="46247.3">
                <text:p>46247.3</text:p>
              </table:table-cell>
              <table:table-cell office:value-type="float" office:value="47491.9">
                <text:p>47491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961.6">
                <text:p>47961.6</text:p>
              </table:table-cell>
              <table:table-cell office:value-type="float" office:value="41638.6">
                <text:p>41638.6</text:p>
              </table:table-cell>
              <table:table-cell office:value-type="float" office:value="49278.3">
                <text:p>49278.3</text:p>
              </table:table-cell>
              <table:table-cell office:value-type="float" office:value="47481.3">
                <text:p>4748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898cm" svg:y="1.275cm" chart:style-name="ch3">
          <text:p>125'000'000</text:p>
        </chart:subtitle>
        <chart:legend chart:legend-position="end" svg:x="13.783cm" svg:y="3.454cm" style:legend-expansion="high" chart:style-name="ch4"/>
        <chart:plot-area chart:style-name="ch5" table:cell-range-address="'100''000''000'.J3:'100''000''000'.M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6">
            <chart:title svg:x="0.451cm" svg:y="5.402cm" chart:style-name="ch8">
              <text:p>MB/s</text:p>
            </chart:title>
            <chart:grid chart:style-name="ch9" chart:class="major"/>
          </chart:axis>
          <chart:series chart:style-name="ch10" chart:values-cell-range-address="'100''000''000'.J4:'100''000''000'.J35" chart:label-cell-address="'100''000''000'.J3:'100''000''000'.J3" chart:class="chart:line">
            <chart:data-point chart:repeated="32"/>
          </chart:series>
          <chart:series chart:style-name="ch11" chart:values-cell-range-address="'100''000''000'.K4:'100''000''000'.K35" chart:label-cell-address="'100''000''000'.K3:'100''000''000'.K3" chart:class="chart:line">
            <chart:data-point chart:repeated="32"/>
          </chart:series>
          <chart:series chart:style-name="ch12" chart:values-cell-range-address="'100''000''000'.L4:'100''000''000'.L35" chart:label-cell-address="'100''000''000'.L3:'100''000''000'.L3" chart:class="chart:line">
            <chart:data-point chart:repeated="32"/>
          </chart:series>
          <chart:series chart:style-name="ch13" chart:values-cell-range-address="'100''000''000'.M4:'100''000''000'.M35" chart:label-cell-address="'100''000''000'.M3:'100''000''000'.M3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'100''000''000'.J3:'100''000''000'.J3</svg:desc>
                </draw:g>
              </table:table-cell>
              <table:table-cell office:value-type="string">
                <text:p>Scale</text:p>
                <draw:g>
                  <svg:desc>'100''000''000'.K3:'100''000''000'.K3</svg:desc>
                </draw:g>
              </table:table-cell>
              <table:table-cell office:value-type="string">
                <text:p>Add</text:p>
                <draw:g>
                  <svg:desc>'100''000''000'.L3:'100''000''000'.L3</svg:desc>
                </draw:g>
              </table:table-cell>
              <table:table-cell office:value-type="string">
                <text:p>Triad</text:p>
                <draw:g>
                  <svg:desc>'100''000''000'.M3:'100''000''000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73.5">
                <text:p>11673.5</text:p>
                <draw:g>
                  <svg:desc>'100''000''000'.J4:'100''000''000'.J35</svg:desc>
                </draw:g>
              </table:table-cell>
              <table:table-cell office:value-type="float" office:value="12180.6">
                <text:p>12180.6</text:p>
                <draw:g>
                  <svg:desc>'100''000''000'.K4:'100''000''000'.K35</svg:desc>
                </draw:g>
              </table:table-cell>
              <table:table-cell office:value-type="float" office:value="12799.4">
                <text:p>12799.4</text:p>
                <draw:g>
                  <svg:desc>'100''000''000'.L4:'100''000''000'.L35</svg:desc>
                </draw:g>
              </table:table-cell>
              <table:table-cell office:value-type="float" office:value="12745.3">
                <text:p>12745.3</text:p>
                <draw:g>
                  <svg:desc>'100''000''000'.M4:'100''000''000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95.1">
                <text:p>22995.1</text:p>
              </table:table-cell>
              <table:table-cell office:value-type="float" office:value="23892.4">
                <text:p>23892.4</text:p>
              </table:table-cell>
              <table:table-cell office:value-type="float" office:value="24637.1">
                <text:p>24637.1</text:p>
              </table:table-cell>
              <table:table-cell office:value-type="float" office:value="24807.8">
                <text:p>2480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54.9">
                <text:p>33554.9</text:p>
              </table:table-cell>
              <table:table-cell office:value-type="float" office:value="34206.9">
                <text:p>34206.9</text:p>
              </table:table-cell>
              <table:table-cell office:value-type="float" office:value="36248.9">
                <text:p>36248.9</text:p>
              </table:table-cell>
              <table:table-cell office:value-type="float" office:value="36070.7">
                <text:p>3607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17.3">
                <text:p>42917.3</text:p>
              </table:table-cell>
              <table:table-cell office:value-type="float" office:value="44315">
                <text:p>44315</text:p>
              </table:table-cell>
              <table:table-cell office:value-type="float" office:value="46759">
                <text:p>46759</text:p>
              </table:table-cell>
              <table:table-cell office:value-type="float" office:value="46333.7">
                <text:p>4633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60.9">
                <text:p>50260.9</text:p>
              </table:table-cell>
              <table:table-cell office:value-type="float" office:value="50853.1">
                <text:p>50853.1</text:p>
              </table:table-cell>
              <table:table-cell office:value-type="float" office:value="55574.9">
                <text:p>55574.9</text:p>
              </table:table-cell>
              <table:table-cell office:value-type="float" office:value="55784.3">
                <text:p>5578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612.5">
                <text:p>53612.5</text:p>
              </table:table-cell>
              <table:table-cell office:value-type="float" office:value="54305.3">
                <text:p>54305.3</text:p>
              </table:table-cell>
              <table:table-cell office:value-type="float" office:value="60174.4">
                <text:p>60174.4</text:p>
              </table:table-cell>
              <table:table-cell office:value-type="float" office:value="60129.4">
                <text:p>6012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00.8">
                <text:p>56100.8</text:p>
              </table:table-cell>
              <table:table-cell office:value-type="float" office:value="56671.2">
                <text:p>56671.2</text:p>
              </table:table-cell>
              <table:table-cell office:value-type="float" office:value="63670.6">
                <text:p>63670.6</text:p>
              </table:table-cell>
              <table:table-cell office:value-type="float" office:value="63425.1">
                <text:p>634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54.6">
                <text:p>58554.6</text:p>
              </table:table-cell>
              <table:table-cell office:value-type="float" office:value="58888.6">
                <text:p>58888.6</text:p>
              </table:table-cell>
              <table:table-cell office:value-type="float" office:value="66348.1">
                <text:p>66348.1</text:p>
              </table:table-cell>
              <table:table-cell office:value-type="float" office:value="66607.5">
                <text:p>6660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91.7">
                <text:p>60491.7</text:p>
              </table:table-cell>
              <table:table-cell office:value-type="float" office:value="60947.7">
                <text:p>60947.7</text:p>
              </table:table-cell>
              <table:table-cell office:value-type="float" office:value="69059.1">
                <text:p>69059.1</text:p>
              </table:table-cell>
              <table:table-cell office:value-type="float" office:value="68923.9">
                <text:p>6892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242.2">
                <text:p>62242.2</text:p>
              </table:table-cell>
              <table:table-cell office:value-type="float" office:value="62368.3">
                <text:p>62368.3</text:p>
              </table:table-cell>
              <table:table-cell office:value-type="float" office:value="71335.2">
                <text:p>71335.2</text:p>
              </table:table-cell>
              <table:table-cell office:value-type="float" office:value="70900.6">
                <text:p>7090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57.1">
                <text:p>64257.1</text:p>
              </table:table-cell>
              <table:table-cell office:value-type="float" office:value="64270.1">
                <text:p>64270.1</text:p>
              </table:table-cell>
              <table:table-cell office:value-type="float" office:value="72604">
                <text:p>72604</text:p>
              </table:table-cell>
              <table:table-cell office:value-type="float" office:value="71854.1">
                <text:p>7185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890.3">
                <text:p>64890.3</text:p>
              </table:table-cell>
              <table:table-cell office:value-type="float" office:value="65611.6">
                <text:p>65611.6</text:p>
              </table:table-cell>
              <table:table-cell office:value-type="float" office:value="73973.6">
                <text:p>73973.6</text:p>
              </table:table-cell>
              <table:table-cell office:value-type="float" office:value="73866.7">
                <text:p>7386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48.8">
                <text:p>65648.8</text:p>
              </table:table-cell>
              <table:table-cell office:value-type="float" office:value="65805.9">
                <text:p>65805.9</text:p>
              </table:table-cell>
              <table:table-cell office:value-type="float" office:value="74285.3">
                <text:p>74285.3</text:p>
              </table:table-cell>
              <table:table-cell office:value-type="float" office:value="74204.8">
                <text:p>7420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06.5">
                <text:p>65606.5</text:p>
              </table:table-cell>
              <table:table-cell office:value-type="float" office:value="65943.6">
                <text:p>65943.6</text:p>
              </table:table-cell>
              <table:table-cell office:value-type="float" office:value="74128.9">
                <text:p>74128.9</text:p>
              </table:table-cell>
              <table:table-cell office:value-type="float" office:value="74158.9">
                <text:p>741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65.5">
                <text:p>65665.5</text:p>
              </table:table-cell>
              <table:table-cell office:value-type="float" office:value="65897.7">
                <text:p>65897.7</text:p>
              </table:table-cell>
              <table:table-cell office:value-type="float" office:value="73918.8">
                <text:p>73918.8</text:p>
              </table:table-cell>
              <table:table-cell office:value-type="float" office:value="74199.9">
                <text:p>7419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09.8">
                <text:p>65509.8</text:p>
              </table:table-cell>
              <table:table-cell office:value-type="float" office:value="65770.4">
                <text:p>65770.4</text:p>
              </table:table-cell>
              <table:table-cell office:value-type="float" office:value="73721.2">
                <text:p>73721.2</text:p>
              </table:table-cell>
              <table:table-cell office:value-type="float" office:value="74312.2">
                <text:p>743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365.3">
                <text:p>55365.3</text:p>
              </table:table-cell>
              <table:table-cell office:value-type="float" office:value="58578.1">
                <text:p>58578.1</text:p>
              </table:table-cell>
              <table:table-cell office:value-type="float" office:value="63624.8">
                <text:p>63624.8</text:p>
              </table:table-cell>
              <table:table-cell office:value-type="float" office:value="64728.6">
                <text:p>6472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04.2">
                <text:p>57104.2</text:p>
              </table:table-cell>
              <table:table-cell office:value-type="float" office:value="59481.5">
                <text:p>59481.5</text:p>
              </table:table-cell>
              <table:table-cell office:value-type="float" office:value="65404">
                <text:p>65404</text:p>
              </table:table-cell>
              <table:table-cell office:value-type="float" office:value="62472.2">
                <text:p>6247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160.6">
                <text:p>59160.6</text:p>
              </table:table-cell>
              <table:table-cell office:value-type="float" office:value="59279.3">
                <text:p>59279.3</text:p>
              </table:table-cell>
              <table:table-cell office:value-type="float" office:value="64749.4">
                <text:p>64749.4</text:p>
              </table:table-cell>
              <table:table-cell office:value-type="float" office:value="68522.2">
                <text:p>6852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28.6">
                <text:p>61328.6</text:p>
              </table:table-cell>
              <table:table-cell office:value-type="float" office:value="61453.3">
                <text:p>61453.3</text:p>
              </table:table-cell>
              <table:table-cell office:value-type="float" office:value="67489.5">
                <text:p>67489.5</text:p>
              </table:table-cell>
              <table:table-cell office:value-type="float" office:value="69020.7">
                <text:p>690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90.7">
                <text:p>62290.7</text:p>
              </table:table-cell>
              <table:table-cell office:value-type="float" office:value="62453.6">
                <text:p>62453.6</text:p>
              </table:table-cell>
              <table:table-cell office:value-type="float" office:value="68987.6">
                <text:p>68987.6</text:p>
              </table:table-cell>
              <table:table-cell office:value-type="float" office:value="69178.2">
                <text:p>6917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91.2">
                <text:p>63091.2</text:p>
              </table:table-cell>
              <table:table-cell office:value-type="float" office:value="63146.4">
                <text:p>63146.4</text:p>
              </table:table-cell>
              <table:table-cell office:value-type="float" office:value="70173.6">
                <text:p>70173.6</text:p>
              </table:table-cell>
              <table:table-cell office:value-type="float" office:value="70239.2">
                <text:p>7023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737.2">
                <text:p>63737.2</text:p>
              </table:table-cell>
              <table:table-cell office:value-type="float" office:value="63887.6">
                <text:p>63887.6</text:p>
              </table:table-cell>
              <table:table-cell office:value-type="float" office:value="71195.5">
                <text:p>71195.5</text:p>
              </table:table-cell>
              <table:table-cell office:value-type="float" office:value="71235.8">
                <text:p>7123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56.6">
                <text:p>64056.6</text:p>
              </table:table-cell>
              <table:table-cell office:value-type="float" office:value="64108">
                <text:p>64108</text:p>
              </table:table-cell>
              <table:table-cell office:value-type="float" office:value="71629.1">
                <text:p>71629.1</text:p>
              </table:table-cell>
              <table:table-cell office:value-type="float" office:value="71669.4">
                <text:p>7166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01.7">
                <text:p>64601.7</text:p>
              </table:table-cell>
              <table:table-cell office:value-type="float" office:value="64685.7">
                <text:p>64685.7</text:p>
              </table:table-cell>
              <table:table-cell office:value-type="float" office:value="72282.9">
                <text:p>72282.9</text:p>
              </table:table-cell>
              <table:table-cell office:value-type="float" office:value="72167.3">
                <text:p>7216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24.5">
                <text:p>64824.5</text:p>
              </table:table-cell>
              <table:table-cell office:value-type="float" office:value="64850.8">
                <text:p>64850.8</text:p>
              </table:table-cell>
              <table:table-cell office:value-type="float" office:value="72729.4">
                <text:p>72729.4</text:p>
              </table:table-cell>
              <table:table-cell office:value-type="float" office:value="72623.9">
                <text:p>7262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706.3">
                <text:p>64706.3</text:p>
              </table:table-cell>
              <table:table-cell office:value-type="float" office:value="64890.3">
                <text:p>64890.3</text:p>
              </table:table-cell>
              <table:table-cell office:value-type="float" office:value="72444.1">
                <text:p>72444.1</text:p>
              </table:table-cell>
              <table:table-cell office:value-type="float" office:value="72525.6">
                <text:p>7252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654.6">
                <text:p>64654.6</text:p>
              </table:table-cell>
              <table:table-cell office:value-type="float" office:value="64743.1">
                <text:p>64743.1</text:p>
              </table:table-cell>
              <table:table-cell office:value-type="float" office:value="72586.7">
                <text:p>72586.7</text:p>
              </table:table-cell>
              <table:table-cell office:value-type="float" office:value="72656.9">
                <text:p>7265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827">
                <text:p>64827</text:p>
              </table:table-cell>
              <table:table-cell office:value-type="float" office:value="64750.6">
                <text:p>64750.6</text:p>
              </table:table-cell>
              <table:table-cell office:value-type="float" office:value="72505.7">
                <text:p>72505.7</text:p>
              </table:table-cell>
              <table:table-cell office:value-type="float" office:value="72481.2">
                <text:p>7248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589.2">
                <text:p>64589.2</text:p>
              </table:table-cell>
              <table:table-cell office:value-type="float" office:value="64659.6">
                <text:p>64659.6</text:p>
              </table:table-cell>
              <table:table-cell office:value-type="float" office:value="72453">
                <text:p>72453</text:p>
              </table:table-cell>
              <table:table-cell office:value-type="float" office:value="72472.8">
                <text:p>7247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703.8">
                <text:p>64703.8</text:p>
              </table:table-cell>
              <table:table-cell office:value-type="float" office:value="64714.4">
                <text:p>64714.4</text:p>
              </table:table-cell>
              <table:table-cell office:value-type="float" office:value="72531.8">
                <text:p>72531.8</text:p>
              </table:table-cell>
              <table:table-cell office:value-type="float" office:value="72356.7">
                <text:p>7235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610.4">
                <text:p>64610.4</text:p>
              </table:table-cell>
              <table:table-cell office:value-type="float" office:value="64721.9">
                <text:p>64721.9</text:p>
              </table:table-cell>
              <table:table-cell office:value-type="float" office:value="72459.3">
                <text:p>72459.3</text:p>
              </table:table-cell>
              <table:table-cell office:value-type="float" office:value="72212.9">
                <text:p>72212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NVM STREAM</text:p>
        </chart:title>
        <chart:subtitle svg:x="6.713cm" svg:y="1.275cm" chart:style-name="ch3">
          <text:p>2,000,000,000</text:p>
        </chart:subtitle>
        <chart:legend chart:legend-position="end" svg:x="13.783cm" svg:y="3.454cm" style:legend-expansion="high" chart:style-name="ch4"/>
        <chart:plot-area chart:style-name="ch5" table:cell-range-address="20GB.B2:20GB.E34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20GB.B3:20GB.B34" chart:label-cell-address="20GB.B2:20GB.B2" chart:class="chart:line">
            <chart:data-point chart:repeated="32"/>
          </chart:series>
          <chart:series chart:style-name="ch12" chart:values-cell-range-address="20GB.C3:20GB.C34" chart:label-cell-address="20GB.C2:20GB.C2" chart:class="chart:line">
            <chart:data-point chart:repeated="32"/>
          </chart:series>
          <chart:series chart:style-name="ch13" chart:values-cell-range-address="20GB.D3:20GB.D34" chart:label-cell-address="20GB.D2:20GB.D2" chart:class="chart:line">
            <chart:data-point chart:repeated="32"/>
          </chart:series>
          <chart:series chart:style-name="ch14" chart:values-cell-range-address="20GB.E3:20GB.E34" chart:label-cell-address="20GB.E2:20GB.E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20GB.B2:20GB.B2</svg:desc>
                </draw:g>
              </table:table-cell>
              <table:table-cell office:value-type="string">
                <text:p>Scale</text:p>
                <draw:g>
                  <svg:desc>20GB.C2:20GB.C2</svg:desc>
                </draw:g>
              </table:table-cell>
              <table:table-cell office:value-type="string">
                <text:p>Add</text:p>
                <draw:g>
                  <svg:desc>20GB.D2:20GB.D2</svg:desc>
                </draw:g>
              </table:table-cell>
              <table:table-cell office:value-type="string">
                <text:p>Triad</text:p>
                <draw:g>
                  <svg:desc>20GB.E2:20GB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4.5">
                <text:p>1534.5</text:p>
                <draw:g>
                  <svg:desc>20GB.B3:20GB.B34</svg:desc>
                </draw:g>
              </table:table-cell>
              <table:table-cell office:value-type="float" office:value="2269.9">
                <text:p>2269.9</text:p>
                <draw:g>
                  <svg:desc>20GB.C3:20GB.C34</svg:desc>
                </draw:g>
              </table:table-cell>
              <table:table-cell office:value-type="float" office:value="2175.4">
                <text:p>2175.4</text:p>
                <draw:g>
                  <svg:desc>20GB.D3:20GB.D34</svg:desc>
                </draw:g>
              </table:table-cell>
              <table:table-cell office:value-type="float" office:value="2325.7">
                <text:p>2325.7</text:p>
                <draw:g>
                  <svg:desc>20GB.E3:20GB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6.1">
                <text:p>2196.1</text:p>
              </table:table-cell>
              <table:table-cell office:value-type="float" office:value="2560.9">
                <text:p>2560.9</text:p>
              </table:table-cell>
              <table:table-cell office:value-type="float" office:value="6801.6">
                <text:p>6801.6</text:p>
              </table:table-cell>
              <table:table-cell office:value-type="float" office:value="3216.8">
                <text:p>321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32.2">
                <text:p>6432.2</text:p>
              </table:table-cell>
              <table:table-cell office:value-type="float" office:value="10650">
                <text:p>10650</text:p>
              </table:table-cell>
              <table:table-cell office:value-type="float" office:value="10198.8">
                <text:p>10198.8</text:p>
              </table:table-cell>
              <table:table-cell office:value-type="float" office:value="9404.2">
                <text:p>940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07.8">
                <text:p>8307.8</text:p>
              </table:table-cell>
              <table:table-cell office:value-type="float" office:value="12921.3">
                <text:p>12921.3</text:p>
              </table:table-cell>
              <table:table-cell office:value-type="float" office:value="13213.3">
                <text:p>13213.3</text:p>
              </table:table-cell>
              <table:table-cell office:value-type="float" office:value="11562.8">
                <text:p>1156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42.1">
                <text:p>9942.1</text:p>
              </table:table-cell>
              <table:table-cell office:value-type="float" office:value="18827.1">
                <text:p>18827.1</text:p>
              </table:table-cell>
              <table:table-cell office:value-type="float" office:value="17788.5">
                <text:p>17788.5</text:p>
              </table:table-cell>
              <table:table-cell office:value-type="float" office:value="16620.8">
                <text:p>1662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48.5">
                <text:p>11548.5</text:p>
              </table:table-cell>
              <table:table-cell office:value-type="float" office:value="19840.6">
                <text:p>19840.6</text:p>
              </table:table-cell>
              <table:table-cell office:value-type="float" office:value="19084.3">
                <text:p>19084.3</text:p>
              </table:table-cell>
              <table:table-cell office:value-type="float" office:value="18638">
                <text:p>18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49.5">
                <text:p>14049.5</text:p>
              </table:table-cell>
              <table:table-cell office:value-type="float" office:value="23887.1">
                <text:p>23887.1</text:p>
              </table:table-cell>
              <table:table-cell office:value-type="float" office:value="22385.9">
                <text:p>22385.9</text:p>
              </table:table-cell>
              <table:table-cell office:value-type="float" office:value="21206.7">
                <text:p>2120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26.7">
                <text:p>15926.7</text:p>
              </table:table-cell>
              <table:table-cell office:value-type="float" office:value="26563.6">
                <text:p>26563.6</text:p>
              </table:table-cell>
              <table:table-cell office:value-type="float" office:value="25914.3">
                <text:p>25914.3</text:p>
              </table:table-cell>
              <table:table-cell office:value-type="float" office:value="23795.2">
                <text:p>2379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73.7">
                <text:p>18073.7</text:p>
              </table:table-cell>
              <table:table-cell office:value-type="float" office:value="30424.5">
                <text:p>30424.5</text:p>
              </table:table-cell>
              <table:table-cell office:value-type="float" office:value="29111.7">
                <text:p>29111.7</text:p>
              </table:table-cell>
              <table:table-cell office:value-type="float" office:value="27281.1">
                <text:p>2728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54.2">
                <text:p>20054.2</text:p>
              </table:table-cell>
              <table:table-cell office:value-type="float" office:value="34149">
                <text:p>34149</text:p>
              </table:table-cell>
              <table:table-cell office:value-type="float" office:value="32817">
                <text:p>32817</text:p>
              </table:table-cell>
              <table:table-cell office:value-type="float" office:value="30627.3">
                <text:p>3062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08.7">
                <text:p>22908.7</text:p>
              </table:table-cell>
              <table:table-cell office:value-type="float" office:value="39059.6">
                <text:p>39059.6</text:p>
              </table:table-cell>
              <table:table-cell office:value-type="float" office:value="37225.2">
                <text:p>37225.2</text:p>
              </table:table-cell>
              <table:table-cell office:value-type="float" office:value="33025.5">
                <text:p>3302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06.5">
                <text:p>23306.5</text:p>
              </table:table-cell>
              <table:table-cell office:value-type="float" office:value="40364.1">
                <text:p>40364.1</text:p>
              </table:table-cell>
              <table:table-cell office:value-type="float" office:value="39846.6">
                <text:p>39846.6</text:p>
              </table:table-cell>
              <table:table-cell office:value-type="float" office:value="36301.7">
                <text:p>3630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41.5">
                <text:p>26541.5</text:p>
              </table:table-cell>
              <table:table-cell office:value-type="float" office:value="43092.4">
                <text:p>43092.4</text:p>
              </table:table-cell>
              <table:table-cell office:value-type="float" office:value="43114.6">
                <text:p>43114.6</text:p>
              </table:table-cell>
              <table:table-cell office:value-type="float" office:value="40241.1">
                <text:p>4024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94.7">
                <text:p>28994.7</text:p>
              </table:table-cell>
              <table:table-cell office:value-type="float" office:value="41673.4">
                <text:p>41673.4</text:p>
              </table:table-cell>
              <table:table-cell office:value-type="float" office:value="46557.7">
                <text:p>46557.7</text:p>
              </table:table-cell>
              <table:table-cell office:value-type="float" office:value="42332.3">
                <text:p>4233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28.7">
                <text:p>28128.7</text:p>
              </table:table-cell>
              <table:table-cell office:value-type="float" office:value="45687.3">
                <text:p>45687.3</text:p>
              </table:table-cell>
              <table:table-cell office:value-type="float" office:value="43216.7">
                <text:p>43216.7</text:p>
              </table:table-cell>
              <table:table-cell office:value-type="float" office:value="38941.2">
                <text:p>389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51.8">
                <text:p>29851.8</text:p>
              </table:table-cell>
              <table:table-cell office:value-type="float" office:value="47268.3">
                <text:p>47268.3</text:p>
              </table:table-cell>
              <table:table-cell office:value-type="float" office:value="43722.5">
                <text:p>43722.5</text:p>
              </table:table-cell>
              <table:table-cell office:value-type="float" office:value="36094.5">
                <text:p>3609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68.8">
                <text:p>23868.8</text:p>
              </table:table-cell>
              <table:table-cell office:value-type="float" office:value="39847.9">
                <text:p>39847.9</text:p>
              </table:table-cell>
              <table:table-cell office:value-type="float" office:value="36990.4">
                <text:p>36990.4</text:p>
              </table:table-cell>
              <table:table-cell office:value-type="float" office:value="34928.9">
                <text:p>3492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82.8">
                <text:p>25482.8</text:p>
              </table:table-cell>
              <table:table-cell office:value-type="float" office:value="40696.9">
                <text:p>40696.9</text:p>
              </table:table-cell>
              <table:table-cell office:value-type="float" office:value="39725.1">
                <text:p>39725.1</text:p>
              </table:table-cell>
              <table:table-cell office:value-type="float" office:value="35272.5">
                <text:p>3527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51.3">
                <text:p>25951.3</text:p>
              </table:table-cell>
              <table:table-cell office:value-type="float" office:value="42525.3">
                <text:p>42525.3</text:p>
              </table:table-cell>
              <table:table-cell office:value-type="float" office:value="41027.2">
                <text:p>41027.2</text:p>
              </table:table-cell>
              <table:table-cell office:value-type="float" office:value="37471.4">
                <text:p>3747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99.6">
                <text:p>28299.6</text:p>
              </table:table-cell>
              <table:table-cell office:value-type="float" office:value="45874.7">
                <text:p>45874.7</text:p>
              </table:table-cell>
              <table:table-cell office:value-type="float" office:value="43539.6">
                <text:p>43539.6</text:p>
              </table:table-cell>
              <table:table-cell office:value-type="float" office:value="41503.7">
                <text:p>41503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01.9">
                <text:p>28401.9</text:p>
              </table:table-cell>
              <table:table-cell office:value-type="float" office:value="46766.1">
                <text:p>46766.1</text:p>
              </table:table-cell>
              <table:table-cell office:value-type="float" office:value="44525.5">
                <text:p>44525.5</text:p>
              </table:table-cell>
              <table:table-cell office:value-type="float" office:value="41259.7">
                <text:p>4125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68.6">
                <text:p>28668.6</text:p>
              </table:table-cell>
              <table:table-cell office:value-type="float" office:value="48732.7">
                <text:p>48732.7</text:p>
              </table:table-cell>
              <table:table-cell office:value-type="float" office:value="44690.3">
                <text:p>44690.3</text:p>
              </table:table-cell>
              <table:table-cell office:value-type="float" office:value="42046.9">
                <text:p>4204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773.1">
                <text:p>29773.1</text:p>
              </table:table-cell>
              <table:table-cell office:value-type="float" office:value="45643.1">
                <text:p>45643.1</text:p>
              </table:table-cell>
              <table:table-cell office:value-type="float" office:value="42763.8">
                <text:p>42763.8</text:p>
              </table:table-cell>
              <table:table-cell office:value-type="float" office:value="39977.5">
                <text:p>3997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02.6">
                <text:p>29302.6</text:p>
              </table:table-cell>
              <table:table-cell office:value-type="float" office:value="42847.3">
                <text:p>42847.3</text:p>
              </table:table-cell>
              <table:table-cell office:value-type="float" office:value="44418.7">
                <text:p>44418.7</text:p>
              </table:table-cell>
              <table:table-cell office:value-type="float" office:value="41323.7">
                <text:p>4132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173.6">
                <text:p>29173.6</text:p>
              </table:table-cell>
              <table:table-cell office:value-type="float" office:value="45911.8">
                <text:p>45911.8</text:p>
              </table:table-cell>
              <table:table-cell office:value-type="float" office:value="44880.7">
                <text:p>44880.7</text:p>
              </table:table-cell>
              <table:table-cell office:value-type="float" office:value="42645.2">
                <text:p>42645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36.8">
                <text:p>28936.8</text:p>
              </table:table-cell>
              <table:table-cell office:value-type="float" office:value="47565.8">
                <text:p>47565.8</text:p>
              </table:table-cell>
              <table:table-cell office:value-type="float" office:value="45983.8">
                <text:p>45983.8</text:p>
              </table:table-cell>
              <table:table-cell office:value-type="float" office:value="42203.4">
                <text:p>4220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14.1">
                <text:p>29714.1</text:p>
              </table:table-cell>
              <table:table-cell office:value-type="float" office:value="50534.2">
                <text:p>50534.2</text:p>
              </table:table-cell>
              <table:table-cell office:value-type="float" office:value="46335.5">
                <text:p>46335.5</text:p>
              </table:table-cell>
              <table:table-cell office:value-type="float" office:value="43239.9">
                <text:p>4323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21.9">
                <text:p>31421.9</text:p>
              </table:table-cell>
              <table:table-cell office:value-type="float" office:value="53229.2">
                <text:p>53229.2</text:p>
              </table:table-cell>
              <table:table-cell office:value-type="float" office:value="48906.1">
                <text:p>48906.1</text:p>
              </table:table-cell>
              <table:table-cell office:value-type="float" office:value="45456.2">
                <text:p>4545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37">
                <text:p>32937</text:p>
              </table:table-cell>
              <table:table-cell office:value-type="float" office:value="54783.3">
                <text:p>54783.3</text:p>
              </table:table-cell>
              <table:table-cell office:value-type="float" office:value="53012.2">
                <text:p>53012.2</text:p>
              </table:table-cell>
              <table:table-cell office:value-type="float" office:value="46619.2">
                <text:p>4661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82.5">
                <text:p>34182.5</text:p>
              </table:table-cell>
              <table:table-cell office:value-type="float" office:value="56887.2">
                <text:p>56887.2</text:p>
              </table:table-cell>
              <table:table-cell office:value-type="float" office:value="54071.7">
                <text:p>54071.7</text:p>
              </table:table-cell>
              <table:table-cell office:value-type="float" office:value="34449.6">
                <text:p>34449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35.9">
                <text:p>35035.9</text:p>
              </table:table-cell>
              <table:table-cell office:value-type="float" office:value="54007.4">
                <text:p>54007.4</text:p>
              </table:table-cell>
              <table:table-cell office:value-type="float" office:value="50137.1">
                <text:p>50137.1</text:p>
              </table:table-cell>
              <table:table-cell office:value-type="float" office:value="46001.1">
                <text:p>4600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57">
                <text:p>29957</text:p>
              </table:table-cell>
              <table:table-cell office:value-type="float" office:value="50851.2">
                <text:p>50851.2</text:p>
              </table:table-cell>
              <table:table-cell office:value-type="float" office:value="43928.3">
                <text:p>43928.3</text:p>
              </table:table-cell>
              <table:table-cell office:value-type="float" office:value="43147.4">
                <text:p>4314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DRAM STREAM</text:p>
        </chart:title>
        <chart:subtitle svg:x="6.038cm" svg:y="1.275cm" chart:style-name="ch3">
          <text:p>100,000,000 elements</text:p>
        </chart:subtitle>
        <chart:legend chart:legend-position="end" svg:x="13.783cm" svg:y="3.454cm" style:legend-expansion="high" chart:style-name="ch4"/>
        <chart:plot-area chart:style-name="ch5" table:cell-range-address="DRAM.B3:DRAM.E35" chart:data-source-has-labels="row" svg:x="1.331cm" svg:y="2.138cm" svg:width="12.132cm" svg:height="5.701cm">
          <chart:coordinate-region svg:x="2.799cm" svg:y="2.337cm" svg:width="10.664cm" svg:height="4.71cm"/>
          <chart:axis chart:dimension="x" chart:name="primary-x" chart:style-name="ch6">
            <chart:title svg:x="6.744cm" svg:y="8.019cm" chart:style-name="ch7">
              <text:p>Threads</text:p>
            </chart:title>
          </chart:axis>
          <chart:axis chart:dimension="y" chart:name="primary-y" chart:style-name="ch8">
            <chart:title svg:x="0.451cm" svg:y="5.402cm" chart:style-name="ch9">
              <text:p>MB/s</text:p>
            </chart:title>
            <chart:grid chart:style-name="ch10" chart:class="major"/>
          </chart:axis>
          <chart:series chart:style-name="ch11" chart:values-cell-range-address="DRAM.B4:DRAM.B35" chart:label-cell-address="DRAM.B3:DRAM.B3" chart:class="chart:line">
            <chart:data-point chart:repeated="32"/>
          </chart:series>
          <chart:series chart:style-name="ch12" chart:values-cell-range-address="DRAM.C4:DRAM.C35" chart:label-cell-address="DRAM.C3:DRAM.C3" chart:class="chart:line">
            <chart:data-point chart:repeated="32"/>
          </chart:series>
          <chart:series chart:style-name="ch13" chart:values-cell-range-address="DRAM.D4:DRAM.D35" chart:label-cell-address="DRAM.D3:DRAM.D3" chart:class="chart:line">
            <chart:data-point chart:repeated="32"/>
          </chart:series>
          <chart:series chart:style-name="ch14" chart:values-cell-range-address="DRAM.E4:DRAM.E35" chart:label-cell-address="DRAM.E3:DRAM.E3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DRAM.B3:DRAM.B3</svg:desc>
                </draw:g>
              </table:table-cell>
              <table:table-cell office:value-type="string">
                <text:p>Scale</text:p>
                <draw:g>
                  <svg:desc>DRAM.C3:DRAM.C3</svg:desc>
                </draw:g>
              </table:table-cell>
              <table:table-cell office:value-type="string">
                <text:p>Add</text:p>
                <draw:g>
                  <svg:desc>DRAM.D3:DRAM.D3</svg:desc>
                </draw:g>
              </table:table-cell>
              <table:table-cell office:value-type="string">
                <text:p>Triad</text:p>
                <draw:g>
                  <svg:desc>DRAM.E3:DRAM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73.5">
                <text:p>11673.5</text:p>
                <draw:g>
                  <svg:desc>DRAM.B4:DRAM.B35</svg:desc>
                </draw:g>
              </table:table-cell>
              <table:table-cell office:value-type="float" office:value="12180.6">
                <text:p>12180.6</text:p>
                <draw:g>
                  <svg:desc>DRAM.C4:DRAM.C35</svg:desc>
                </draw:g>
              </table:table-cell>
              <table:table-cell office:value-type="float" office:value="12799.4">
                <text:p>12799.4</text:p>
                <draw:g>
                  <svg:desc>DRAM.D4:DRAM.D35</svg:desc>
                </draw:g>
              </table:table-cell>
              <table:table-cell office:value-type="float" office:value="12745.3">
                <text:p>12745.3</text:p>
                <draw:g>
                  <svg:desc>DRAM.E4:DRA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95.1">
                <text:p>22995.1</text:p>
              </table:table-cell>
              <table:table-cell office:value-type="float" office:value="23892.4">
                <text:p>23892.4</text:p>
              </table:table-cell>
              <table:table-cell office:value-type="float" office:value="24637.1">
                <text:p>24637.1</text:p>
              </table:table-cell>
              <table:table-cell office:value-type="float" office:value="24807.8">
                <text:p>2480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54.9">
                <text:p>33554.9</text:p>
              </table:table-cell>
              <table:table-cell office:value-type="float" office:value="34206.9">
                <text:p>34206.9</text:p>
              </table:table-cell>
              <table:table-cell office:value-type="float" office:value="36248.9">
                <text:p>36248.9</text:p>
              </table:table-cell>
              <table:table-cell office:value-type="float" office:value="36070.7">
                <text:p>3607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17.3">
                <text:p>42917.3</text:p>
              </table:table-cell>
              <table:table-cell office:value-type="float" office:value="44315">
                <text:p>44315</text:p>
              </table:table-cell>
              <table:table-cell office:value-type="float" office:value="46759">
                <text:p>46759</text:p>
              </table:table-cell>
              <table:table-cell office:value-type="float" office:value="46333.7">
                <text:p>4633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260.9">
                <text:p>50260.9</text:p>
              </table:table-cell>
              <table:table-cell office:value-type="float" office:value="50853.1">
                <text:p>50853.1</text:p>
              </table:table-cell>
              <table:table-cell office:value-type="float" office:value="55574.9">
                <text:p>55574.9</text:p>
              </table:table-cell>
              <table:table-cell office:value-type="float" office:value="55784.3">
                <text:p>5578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612.5">
                <text:p>53612.5</text:p>
              </table:table-cell>
              <table:table-cell office:value-type="float" office:value="54305.3">
                <text:p>54305.3</text:p>
              </table:table-cell>
              <table:table-cell office:value-type="float" office:value="60174.4">
                <text:p>60174.4</text:p>
              </table:table-cell>
              <table:table-cell office:value-type="float" office:value="60129.4">
                <text:p>6012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100.8">
                <text:p>56100.8</text:p>
              </table:table-cell>
              <table:table-cell office:value-type="float" office:value="56671.2">
                <text:p>56671.2</text:p>
              </table:table-cell>
              <table:table-cell office:value-type="float" office:value="63670.6">
                <text:p>63670.6</text:p>
              </table:table-cell>
              <table:table-cell office:value-type="float" office:value="63425.1">
                <text:p>634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54.6">
                <text:p>58554.6</text:p>
              </table:table-cell>
              <table:table-cell office:value-type="float" office:value="58888.6">
                <text:p>58888.6</text:p>
              </table:table-cell>
              <table:table-cell office:value-type="float" office:value="66348.1">
                <text:p>66348.1</text:p>
              </table:table-cell>
              <table:table-cell office:value-type="float" office:value="66607.5">
                <text:p>6660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491.7">
                <text:p>60491.7</text:p>
              </table:table-cell>
              <table:table-cell office:value-type="float" office:value="60947.7">
                <text:p>60947.7</text:p>
              </table:table-cell>
              <table:table-cell office:value-type="float" office:value="69059.1">
                <text:p>69059.1</text:p>
              </table:table-cell>
              <table:table-cell office:value-type="float" office:value="68923.9">
                <text:p>6892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242.2">
                <text:p>62242.2</text:p>
              </table:table-cell>
              <table:table-cell office:value-type="float" office:value="62368.3">
                <text:p>62368.3</text:p>
              </table:table-cell>
              <table:table-cell office:value-type="float" office:value="71335.2">
                <text:p>71335.2</text:p>
              </table:table-cell>
              <table:table-cell office:value-type="float" office:value="70900.6">
                <text:p>7090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257.1">
                <text:p>64257.1</text:p>
              </table:table-cell>
              <table:table-cell office:value-type="float" office:value="64270.1">
                <text:p>64270.1</text:p>
              </table:table-cell>
              <table:table-cell office:value-type="float" office:value="72604">
                <text:p>72604</text:p>
              </table:table-cell>
              <table:table-cell office:value-type="float" office:value="71854.1">
                <text:p>7185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890.3">
                <text:p>64890.3</text:p>
              </table:table-cell>
              <table:table-cell office:value-type="float" office:value="65611.6">
                <text:p>65611.6</text:p>
              </table:table-cell>
              <table:table-cell office:value-type="float" office:value="73973.6">
                <text:p>73973.6</text:p>
              </table:table-cell>
              <table:table-cell office:value-type="float" office:value="73866.7">
                <text:p>7386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48.8">
                <text:p>65648.8</text:p>
              </table:table-cell>
              <table:table-cell office:value-type="float" office:value="65805.9">
                <text:p>65805.9</text:p>
              </table:table-cell>
              <table:table-cell office:value-type="float" office:value="74285.3">
                <text:p>74285.3</text:p>
              </table:table-cell>
              <table:table-cell office:value-type="float" office:value="74204.8">
                <text:p>7420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06.5">
                <text:p>65606.5</text:p>
              </table:table-cell>
              <table:table-cell office:value-type="float" office:value="65943.6">
                <text:p>65943.6</text:p>
              </table:table-cell>
              <table:table-cell office:value-type="float" office:value="74128.9">
                <text:p>74128.9</text:p>
              </table:table-cell>
              <table:table-cell office:value-type="float" office:value="74158.9">
                <text:p>741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65.5">
                <text:p>65665.5</text:p>
              </table:table-cell>
              <table:table-cell office:value-type="float" office:value="65897.7">
                <text:p>65897.7</text:p>
              </table:table-cell>
              <table:table-cell office:value-type="float" office:value="73918.8">
                <text:p>73918.8</text:p>
              </table:table-cell>
              <table:table-cell office:value-type="float" office:value="74199.9">
                <text:p>7419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09.8">
                <text:p>65509.8</text:p>
              </table:table-cell>
              <table:table-cell office:value-type="float" office:value="65770.4">
                <text:p>65770.4</text:p>
              </table:table-cell>
              <table:table-cell office:value-type="float" office:value="73721.2">
                <text:p>73721.2</text:p>
              </table:table-cell>
              <table:table-cell office:value-type="float" office:value="74312.2">
                <text:p>743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365.3">
                <text:p>55365.3</text:p>
              </table:table-cell>
              <table:table-cell office:value-type="float" office:value="58578.1">
                <text:p>58578.1</text:p>
              </table:table-cell>
              <table:table-cell office:value-type="float" office:value="63624.8">
                <text:p>63624.8</text:p>
              </table:table-cell>
              <table:table-cell office:value-type="float" office:value="64728.6">
                <text:p>6472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104.2">
                <text:p>57104.2</text:p>
              </table:table-cell>
              <table:table-cell office:value-type="float" office:value="59481.5">
                <text:p>59481.5</text:p>
              </table:table-cell>
              <table:table-cell office:value-type="float" office:value="65404">
                <text:p>65404</text:p>
              </table:table-cell>
              <table:table-cell office:value-type="float" office:value="62472.2">
                <text:p>6247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160.6">
                <text:p>59160.6</text:p>
              </table:table-cell>
              <table:table-cell office:value-type="float" office:value="59279.3">
                <text:p>59279.3</text:p>
              </table:table-cell>
              <table:table-cell office:value-type="float" office:value="64749.4">
                <text:p>64749.4</text:p>
              </table:table-cell>
              <table:table-cell office:value-type="float" office:value="68522.2">
                <text:p>6852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28.6">
                <text:p>61328.6</text:p>
              </table:table-cell>
              <table:table-cell office:value-type="float" office:value="61453.3">
                <text:p>61453.3</text:p>
              </table:table-cell>
              <table:table-cell office:value-type="float" office:value="67489.5">
                <text:p>67489.5</text:p>
              </table:table-cell>
              <table:table-cell office:value-type="float" office:value="69020.7">
                <text:p>6902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90.7">
                <text:p>62290.7</text:p>
              </table:table-cell>
              <table:table-cell office:value-type="float" office:value="62453.6">
                <text:p>62453.6</text:p>
              </table:table-cell>
              <table:table-cell office:value-type="float" office:value="68987.6">
                <text:p>68987.6</text:p>
              </table:table-cell>
              <table:table-cell office:value-type="float" office:value="69178.2">
                <text:p>6917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91.2">
                <text:p>63091.2</text:p>
              </table:table-cell>
              <table:table-cell office:value-type="float" office:value="63146.4">
                <text:p>63146.4</text:p>
              </table:table-cell>
              <table:table-cell office:value-type="float" office:value="70173.6">
                <text:p>70173.6</text:p>
              </table:table-cell>
              <table:table-cell office:value-type="float" office:value="70239.2">
                <text:p>7023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737.2">
                <text:p>63737.2</text:p>
              </table:table-cell>
              <table:table-cell office:value-type="float" office:value="63887.6">
                <text:p>63887.6</text:p>
              </table:table-cell>
              <table:table-cell office:value-type="float" office:value="71195.5">
                <text:p>71195.5</text:p>
              </table:table-cell>
              <table:table-cell office:value-type="float" office:value="71235.8">
                <text:p>7123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56.6">
                <text:p>64056.6</text:p>
              </table:table-cell>
              <table:table-cell office:value-type="float" office:value="64108">
                <text:p>64108</text:p>
              </table:table-cell>
              <table:table-cell office:value-type="float" office:value="71629.1">
                <text:p>71629.1</text:p>
              </table:table-cell>
              <table:table-cell office:value-type="float" office:value="71669.4">
                <text:p>7166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601.7">
                <text:p>64601.7</text:p>
              </table:table-cell>
              <table:table-cell office:value-type="float" office:value="64685.7">
                <text:p>64685.7</text:p>
              </table:table-cell>
              <table:table-cell office:value-type="float" office:value="72282.9">
                <text:p>72282.9</text:p>
              </table:table-cell>
              <table:table-cell office:value-type="float" office:value="72167.3">
                <text:p>7216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824.5">
                <text:p>64824.5</text:p>
              </table:table-cell>
              <table:table-cell office:value-type="float" office:value="64850.8">
                <text:p>64850.8</text:p>
              </table:table-cell>
              <table:table-cell office:value-type="float" office:value="72729.4">
                <text:p>72729.4</text:p>
              </table:table-cell>
              <table:table-cell office:value-type="float" office:value="72623.9">
                <text:p>7262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706.3">
                <text:p>64706.3</text:p>
              </table:table-cell>
              <table:table-cell office:value-type="float" office:value="64890.3">
                <text:p>64890.3</text:p>
              </table:table-cell>
              <table:table-cell office:value-type="float" office:value="72444.1">
                <text:p>72444.1</text:p>
              </table:table-cell>
              <table:table-cell office:value-type="float" office:value="72525.6">
                <text:p>7252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654.6">
                <text:p>64654.6</text:p>
              </table:table-cell>
              <table:table-cell office:value-type="float" office:value="64743.1">
                <text:p>64743.1</text:p>
              </table:table-cell>
              <table:table-cell office:value-type="float" office:value="72586.7">
                <text:p>72586.7</text:p>
              </table:table-cell>
              <table:table-cell office:value-type="float" office:value="72656.9">
                <text:p>7265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827">
                <text:p>64827</text:p>
              </table:table-cell>
              <table:table-cell office:value-type="float" office:value="64750.6">
                <text:p>64750.6</text:p>
              </table:table-cell>
              <table:table-cell office:value-type="float" office:value="72505.7">
                <text:p>72505.7</text:p>
              </table:table-cell>
              <table:table-cell office:value-type="float" office:value="72481.2">
                <text:p>72481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589.2">
                <text:p>64589.2</text:p>
              </table:table-cell>
              <table:table-cell office:value-type="float" office:value="64659.6">
                <text:p>64659.6</text:p>
              </table:table-cell>
              <table:table-cell office:value-type="float" office:value="72453">
                <text:p>72453</text:p>
              </table:table-cell>
              <table:table-cell office:value-type="float" office:value="72472.8">
                <text:p>7247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703.8">
                <text:p>64703.8</text:p>
              </table:table-cell>
              <table:table-cell office:value-type="float" office:value="64714.4">
                <text:p>64714.4</text:p>
              </table:table-cell>
              <table:table-cell office:value-type="float" office:value="72531.8">
                <text:p>72531.8</text:p>
              </table:table-cell>
              <table:table-cell office:value-type="float" office:value="72356.7">
                <text:p>7235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610.4">
                <text:p>64610.4</text:p>
              </table:table-cell>
              <table:table-cell office:value-type="float" office:value="64721.9">
                <text:p>64721.9</text:p>
              </table:table-cell>
              <table:table-cell office:value-type="float" office:value="72459.3">
                <text:p>72459.3</text:p>
              </table:table-cell>
              <table:table-cell office:value-type="float" office:value="72212.9">
                <text:p>72212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